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133.8pt"/>
    </style:style>
    <style:style style:name="co4" style:family="table-column">
      <style:table-column-properties fo:break-before="auto" style:column-width="115.26pt"/>
    </style:style>
    <style:style style:name="co5" style:family="table-column">
      <style:table-column-properties fo:break-before="auto" style:column-width="84.36pt"/>
    </style:style>
    <style:style style:name="co6" style:family="table-column">
      <style:table-column-properties fo:break-before="auto" style:column-width="170.84pt"/>
    </style:style>
    <style:style style:name="co7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Mono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Mono"/>
    </style:style>
    <style:style style:name="ce7" style:family="table-cell" style:parent-style-name="Default">
      <style:text-properties style:font-name="Liberation Mono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Mono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default-cell-style-name="ce7"/>
        <table:table-column table:style-name="co4" table:default-cell-style-name="ce7"/>
        <table:table-column table:style-name="co5" table:default-cell-style-name="ce7"/>
        <table:table-column table:style-name="co1" table:default-cell-style-name="ce7"/>
        <table:table-column table:style-name="co6" table:default-cell-style-name="ce7"/>
        <table:table-column table:style-name="co3" table:default-cell-style-name="ce7"/>
        <table:table-column table:style-name="co7" table:number-columns-repeated="1013" table:default-cell-style-name="ce7"/>
        <table:table-row table:style-name="ro1">
          <table:table-cell office:value-type="string" calcext:value-type="string">
            <text:p>segment start</text:p>
          </table:table-cell>
          <table:table-cell office:value-type="string" calcext:value-type="string">
            <text:p>ln(end)</text:p>
          </table:table-cell>
          <table:table-cell office:value-type="string" calcext:value-type="string">
            <text:p>huffman/uncompressed</text:p>
          </table:table-cell>
          <table:table-cell office:value-type="string" calcext:value-type="string">
            <text:p>var1/uncompressed</text:p>
          </table:table-cell>
          <table:table-cell office:value-type="string" calcext:value-type="string">
            <text:p>var1 var0123</text:p>
          </table:table-cell>
          <table:table-cell office:value-type="string" calcext:value-type="string">
            <text:p>log_2(ln(end)/2)</text:p>
          </table:table-cell>
          <table:table-cell office:value-type="string" calcext:value-type="string">
            <text:p>var2/uncompressed</text:p>
          </table:table-cell>
          <table:table-cell office:value-type="string" calcext:value-type="string">
            <text:p>var2 var0123</text:p>
          </table:table-cell>
          <table:table-cell office:value-type="string" calcext:value-type="string">
            <text:p>log_2(ln(end)/6)</text:p>
          </table:table-cell>
          <table:table-cell office:value-type="string" calcext:value-type="string">
            <text:p>block(bitmap)/uncompressed</text:p>
          </table:table-cell>
          <table:table-cell office:value-type="string" calcext:value-type="string">
            <text:p>block(bitmap) length</text:p>
          </table:table-cell>
          <table:table-cell table:number-columns-repeated="101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float" office:value="20.7944" calcext:value-type="float">
            <text:p>20.7944</text:p>
          </table:table-cell>
          <table:table-cell table:style-name="ce9" office:value-type="float" office:value="0.4676" calcext:value-type="float">
            <text:p>0.4676</text:p>
          </table:table-cell>
          <table:table-cell table:style-name="ce9" office:value-type="float" office:value="0.5477" calcext:value-type="float">
            <text:p>0.5477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3.3781" calcext:value-type="float">
            <text:p>3.3781</text:p>
          </table:table-cell>
          <table:table-cell table:style-name="ce9" office:value-type="float" office:value="0.5428" calcext:value-type="float">
            <text:p>0.5428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1.7932" calcext:value-type="float">
            <text:p>1.7932</text:p>
          </table:table-cell>
          <table:table-cell table:style-name="ce9" office:value-type="float" office:value="0.6092" calcext:value-type="float">
            <text:p>0.609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40000001" calcext:value-type="float">
            <text:p>40000001</text:p>
          </table:table-cell>
          <table:table-cell table:style-name="ce9" office:value-type="float" office:value="21.4876" calcext:value-type="float">
            <text:p>21.4876</text:p>
          </table:table-cell>
          <table:table-cell table:style-name="ce9" office:value-type="float" office:value="0.446" calcext:value-type="float">
            <text:p>0.446</text:p>
          </table:table-cell>
          <table:table-cell table:style-name="ce9" office:value-type="float" office:value="0.5192" calcext:value-type="float">
            <text:p>0.519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4254" calcext:value-type="float">
            <text:p>3.4254</text:p>
          </table:table-cell>
          <table:table-cell table:style-name="ce9" office:value-type="float" office:value="0.5149" calcext:value-type="float">
            <text:p>0.5149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1.8405" calcext:value-type="float">
            <text:p>1.8405</text:p>
          </table:table-cell>
          <table:table-cell table:style-name="ce9" office:value-type="float" office:value="0.5877" calcext:value-type="float">
            <text:p>0.5877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80000001" calcext:value-type="float">
            <text:p>80000001</text:p>
          </table:table-cell>
          <table:table-cell table:style-name="ce9" office:value-type="float" office:value="21.893" calcext:value-type="float">
            <text:p>21.893</text:p>
          </table:table-cell>
          <table:table-cell table:style-name="ce9" office:value-type="float" office:value="0.4388" calcext:value-type="float">
            <text:p>0.4388</text:p>
          </table:table-cell>
          <table:table-cell table:style-name="ce9" office:value-type="float" office:value="0.5091" calcext:value-type="float">
            <text:p>0.5091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4524" calcext:value-type="float">
            <text:p>3.4524</text:p>
          </table:table-cell>
          <table:table-cell table:style-name="ce9" office:value-type="float" office:value="0.5056" calcext:value-type="float">
            <text:p>0.5056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1.8674" calcext:value-type="float">
            <text:p>1.8674</text:p>
          </table:table-cell>
          <table:table-cell table:style-name="ce9" office:value-type="float" office:value="0.5805" calcext:value-type="float">
            <text:p>0.580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00000c0000001</text:p>
          </table:table-cell>
          <table:table-cell table:style-name="ce9" office:value-type="float" office:value="22.1807" calcext:value-type="float">
            <text:p>22.1807</text:p>
          </table:table-cell>
          <table:table-cell table:style-name="ce9" office:value-type="float" office:value="0.4341" calcext:value-type="float">
            <text:p>0.4341</text:p>
          </table:table-cell>
          <table:table-cell table:style-name="ce9" office:value-type="float" office:value="0.5028" calcext:value-type="float">
            <text:p>0.5028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4712" calcext:value-type="float">
            <text:p>3.4712</text:p>
          </table:table-cell>
          <table:table-cell table:style-name="ce9" office:value-type="float" office:value="0.4998" calcext:value-type="float">
            <text:p>0.4998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1.8863" calcext:value-type="float">
            <text:p>1.8863</text:p>
          </table:table-cell>
          <table:table-cell table:style-name="ce9" office:value-type="float" office:value="0.5759" calcext:value-type="float">
            <text:p>0.5759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100000001" calcext:value-type="float">
            <text:p>100000001</text:p>
          </table:table-cell>
          <table:table-cell table:style-name="ce9" office:value-type="float" office:value="22.4039" calcext:value-type="float">
            <text:p>22.4039</text:p>
          </table:table-cell>
          <table:table-cell table:style-name="ce9" office:value-type="float" office:value="0.4308" calcext:value-type="float">
            <text:p>0.4308</text:p>
          </table:table-cell>
          <table:table-cell table:style-name="ce9" office:value-type="float" office:value="0.4982" calcext:value-type="float">
            <text:p>0.498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4857" calcext:value-type="float">
            <text:p>3.4857</text:p>
          </table:table-cell>
          <table:table-cell table:style-name="ce9" office:value-type="float" office:value="0.4956" calcext:value-type="float">
            <text:p>0.4956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1.9007" calcext:value-type="float">
            <text:p>1.9007</text:p>
          </table:table-cell>
          <table:table-cell table:style-name="ce9" office:value-type="float" office:value="0.5727" calcext:value-type="float">
            <text:p>0.5727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140000001" calcext:value-type="float">
            <text:p>140000001</text:p>
          </table:table-cell>
          <table:table-cell table:style-name="ce9" office:value-type="float" office:value="22.5862" calcext:value-type="float">
            <text:p>22.5862</text:p>
          </table:table-cell>
          <table:table-cell table:style-name="ce9" office:value-type="float" office:value="0.4282" calcext:value-type="float">
            <text:p>0.4282</text:p>
          </table:table-cell>
          <table:table-cell table:style-name="ce9" office:value-type="float" office:value="0.4947" calcext:value-type="float">
            <text:p>0.4947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4974" calcext:value-type="float">
            <text:p>3.4974</text:p>
          </table:table-cell>
          <table:table-cell table:style-name="ce9" office:value-type="float" office:value="0.4923" calcext:value-type="float">
            <text:p>0.4923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1.9124" calcext:value-type="float">
            <text:p>1.9124</text:p>
          </table:table-cell>
          <table:table-cell table:style-name="ce9" office:value-type="float" office:value="0.5701" calcext:value-type="float">
            <text:p>0.570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180000001" calcext:value-type="float">
            <text:p>180000001</text:p>
          </table:table-cell>
          <table:table-cell table:style-name="ce9" office:value-type="float" office:value="22.7403" calcext:value-type="float">
            <text:p>22.7403</text:p>
          </table:table-cell>
          <table:table-cell table:style-name="ce9" office:value-type="float" office:value="0.426" calcext:value-type="float">
            <text:p>0.426</text:p>
          </table:table-cell>
          <table:table-cell table:style-name="ce9" office:value-type="float" office:value="0.4918" calcext:value-type="float">
            <text:p>0.4918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5072" calcext:value-type="float">
            <text:p>3.5072</text:p>
          </table:table-cell>
          <table:table-cell table:style-name="ce9" office:value-type="float" office:value="0.4896" calcext:value-type="float">
            <text:p>0.4896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1.9222" calcext:value-type="float">
            <text:p>1.9222</text:p>
          </table:table-cell>
          <table:table-cell table:style-name="ce9" office:value-type="float" office:value="0.568" calcext:value-type="float">
            <text:p>0.568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00001c0000001</text:p>
          </table:table-cell>
          <table:table-cell table:style-name="ce9" office:value-type="float" office:value="22.8739" calcext:value-type="float">
            <text:p>22.8739</text:p>
          </table:table-cell>
          <table:table-cell table:style-name="ce9" office:value-type="float" office:value="0.4242" calcext:value-type="float">
            <text:p>0.4242</text:p>
          </table:table-cell>
          <table:table-cell table:style-name="ce9" office:value-type="float" office:value="0.4893" calcext:value-type="float">
            <text:p>0.4893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5156" calcext:value-type="float">
            <text:p>3.5156</text:p>
          </table:table-cell>
          <table:table-cell table:style-name="ce9" office:value-type="float" office:value="0.4873" calcext:value-type="float">
            <text:p>0.4873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1.9307" calcext:value-type="float">
            <text:p>1.9307</text:p>
          </table:table-cell>
          <table:table-cell table:style-name="ce9" office:value-type="float" office:value="0.5662" calcext:value-type="float">
            <text:p>0.566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200000001" calcext:value-type="float">
            <text:p>200000001</text:p>
          </table:table-cell>
          <table:table-cell table:style-name="ce9" office:value-type="float" office:value="22.9916" calcext:value-type="float">
            <text:p>22.9916</text:p>
          </table:table-cell>
          <table:table-cell table:style-name="ce9" office:value-type="float" office:value="0.4227" calcext:value-type="float">
            <text:p>0.4227</text:p>
          </table:table-cell>
          <table:table-cell table:style-name="ce9" office:value-type="float" office:value="0.4872" calcext:value-type="float">
            <text:p>0.487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523" calcext:value-type="float">
            <text:p>3.523</text:p>
          </table:table-cell>
          <table:table-cell table:style-name="ce9" office:value-type="float" office:value="0.4854" calcext:value-type="float">
            <text:p>0.4854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1.9381" calcext:value-type="float">
            <text:p>1.9381</text:p>
          </table:table-cell>
          <table:table-cell table:style-name="ce9" office:value-type="float" office:value="0.5646" calcext:value-type="float">
            <text:p>0.564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240000001" calcext:value-type="float">
            <text:p>240000001</text:p>
          </table:table-cell>
          <table:table-cell table:style-name="ce9" office:value-type="float" office:value="23.097" calcext:value-type="float">
            <text:p>23.097</text:p>
          </table:table-cell>
          <table:table-cell table:style-name="ce9" office:value-type="float" office:value="0.4213" calcext:value-type="float">
            <text:p>0.4213</text:p>
          </table:table-cell>
          <table:table-cell table:style-name="ce9" office:value-type="float" office:value="0.4853" calcext:value-type="float">
            <text:p>0.4853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5296" calcext:value-type="float">
            <text:p>3.5296</text:p>
          </table:table-cell>
          <table:table-cell table:style-name="ce9" office:value-type="float" office:value="0.4836" calcext:value-type="float">
            <text:p>0.4836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1.9447" calcext:value-type="float">
            <text:p>1.9447</text:p>
          </table:table-cell>
          <table:table-cell table:style-name="ce9" office:value-type="float" office:value="0.5633" calcext:value-type="float">
            <text:p>0.563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280000001" calcext:value-type="float">
            <text:p>280000001</text:p>
          </table:table-cell>
          <table:table-cell table:style-name="ce9" office:value-type="float" office:value="23.1923" calcext:value-type="float">
            <text:p>23.1923</text:p>
          </table:table-cell>
          <table:table-cell table:style-name="ce9" office:value-type="float" office:value="0.4201" calcext:value-type="float">
            <text:p>0.4201</text:p>
          </table:table-cell>
          <table:table-cell table:style-name="ce9" office:value-type="float" office:value="0.4837" calcext:value-type="float">
            <text:p>0.4837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5356" calcext:value-type="float">
            <text:p>3.5356</text:p>
          </table:table-cell>
          <table:table-cell table:style-name="ce9" office:value-type="float" office:value="0.4821" calcext:value-type="float">
            <text:p>0.4821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1.9506" calcext:value-type="float">
            <text:p>1.9506</text:p>
          </table:table-cell>
          <table:table-cell table:style-name="ce9" office:value-type="float" office:value="0.5621" calcext:value-type="float">
            <text:p>0.562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00002c0000001</text:p>
          </table:table-cell>
          <table:table-cell table:style-name="ce9" office:value-type="float" office:value="23.2793" calcext:value-type="float">
            <text:p>23.2793</text:p>
          </table:table-cell>
          <table:table-cell table:style-name="ce9" office:value-type="float" office:value="0.4189" calcext:value-type="float">
            <text:p>0.4189</text:p>
          </table:table-cell>
          <table:table-cell table:style-name="ce9" office:value-type="float" office:value="0.4822" calcext:value-type="float">
            <text:p>0.482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541" calcext:value-type="float">
            <text:p>3.541</text:p>
          </table:table-cell>
          <table:table-cell table:style-name="ce9" office:value-type="float" office:value="0.4807" calcext:value-type="float">
            <text:p>0.4807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1.956" calcext:value-type="float">
            <text:p>1.956</text:p>
          </table:table-cell>
          <table:table-cell table:style-name="ce9" office:value-type="float" office:value="0.561" calcext:value-type="float">
            <text:p>0.56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400000001" calcext:value-type="float">
            <text:p>400000001</text:p>
          </table:table-cell>
          <table:table-cell table:style-name="ce9" office:value-type="float" office:value="23.6276" calcext:value-type="float">
            <text:p>23.6276</text:p>
          </table:table-cell>
          <table:table-cell table:style-name="ce9" office:value-type="float" office:value="0.4145" calcext:value-type="float">
            <text:p>0.4145</text:p>
          </table:table-cell>
          <table:table-cell table:style-name="ce9" office:value-type="float" office:value="0.4763" calcext:value-type="float">
            <text:p>0.4763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5624" calcext:value-type="float">
            <text:p>3.5624</text:p>
          </table:table-cell>
          <table:table-cell table:style-name="ce9" office:value-type="float" office:value="0.4753" calcext:value-type="float">
            <text:p>0.4753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1.9774" calcext:value-type="float">
            <text:p>1.9774</text:p>
          </table:table-cell>
          <table:table-cell table:style-name="ce9" office:value-type="float" office:value="0.5567" calcext:value-type="float">
            <text:p>0.5567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440000001" calcext:value-type="float">
            <text:p>440000001</text:p>
          </table:table-cell>
          <table:table-cell table:style-name="ce9" office:value-type="float" office:value="23.6848" calcext:value-type="float">
            <text:p>23.6848</text:p>
          </table:table-cell>
          <table:table-cell table:style-name="ce9" office:value-type="float" office:value="0.4138" calcext:value-type="float">
            <text:p>0.4138</text:p>
          </table:table-cell>
          <table:table-cell table:style-name="ce9" office:value-type="float" office:value="0.4754" calcext:value-type="float">
            <text:p>0.4754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5659" calcext:value-type="float">
            <text:p>3.5659</text:p>
          </table:table-cell>
          <table:table-cell table:style-name="ce9" office:value-type="float" office:value="0.4744" calcext:value-type="float">
            <text:p>0.4744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1.9809" calcext:value-type="float">
            <text:p>1.9809</text:p>
          </table:table-cell>
          <table:table-cell table:style-name="ce9" office:value-type="float" office:value="0.556" calcext:value-type="float">
            <text:p>0.55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480000001" calcext:value-type="float">
            <text:p>480000001</text:p>
          </table:table-cell>
          <table:table-cell table:style-name="ce9" office:value-type="float" office:value="23.7389" calcext:value-type="float">
            <text:p>23.7389</text:p>
          </table:table-cell>
          <table:table-cell table:style-name="ce9" office:value-type="float" office:value="0.4131" calcext:value-type="float">
            <text:p>0.4131</text:p>
          </table:table-cell>
          <table:table-cell table:style-name="ce9" office:value-type="float" office:value="0.4745" calcext:value-type="float">
            <text:p>0.4745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5692" calcext:value-type="float">
            <text:p>3.5692</text:p>
          </table:table-cell>
          <table:table-cell table:style-name="ce9" office:value-type="float" office:value="0.4736" calcext:value-type="float">
            <text:p>0.4736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1.9842" calcext:value-type="float">
            <text:p>1.9842</text:p>
          </table:table-cell>
          <table:table-cell table:style-name="ce9" office:value-type="float" office:value="0.5554" calcext:value-type="float">
            <text:p>0.5554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00004c0000001</text:p>
          </table:table-cell>
          <table:table-cell table:style-name="ce9" office:value-type="float" office:value="23.7901" calcext:value-type="float">
            <text:p>23.7901</text:p>
          </table:table-cell>
          <table:table-cell table:style-name="ce9" office:value-type="float" office:value="0.4125" calcext:value-type="float">
            <text:p>0.4125</text:p>
          </table:table-cell>
          <table:table-cell table:style-name="ce9" office:value-type="float" office:value="0.4737" calcext:value-type="float">
            <text:p>0.4737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5723" calcext:value-type="float">
            <text:p>3.5723</text:p>
          </table:table-cell>
          <table:table-cell table:style-name="ce9" office:value-type="float" office:value="0.4728" calcext:value-type="float">
            <text:p>0.4728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1.9873" calcext:value-type="float">
            <text:p>1.9873</text:p>
          </table:table-cell>
          <table:table-cell table:style-name="ce9" office:value-type="float" office:value="0.5547" calcext:value-type="float">
            <text:p>0.5547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800000001" calcext:value-type="float">
            <text:p>800000001</text:p>
          </table:table-cell>
          <table:table-cell table:style-name="ce9" office:value-type="float" office:value="24.2909" calcext:value-type="float">
            <text:p>24.2909</text:p>
          </table:table-cell>
          <table:table-cell table:style-name="ce9" office:value-type="float" office:value="0.4065" calcext:value-type="float">
            <text:p>0.4065</text:p>
          </table:table-cell>
          <table:table-cell table:style-name="ce9" office:value-type="float" office:value="0.4658" calcext:value-type="float">
            <text:p>0.4658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6023" calcext:value-type="float">
            <text:p>3.6023</text:p>
          </table:table-cell>
          <table:table-cell table:style-name="ce9" office:value-type="float" office:value="0.4655" calcext:value-type="float">
            <text:p>0.4655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0174" calcext:value-type="float">
            <text:p>2.0174</text:p>
          </table:table-cell>
          <table:table-cell table:style-name="ce9" office:value-type="float" office:value="0.549" calcext:value-type="float">
            <text:p>0.549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840000001" calcext:value-type="float">
            <text:p>840000001</text:p>
          </table:table-cell>
          <table:table-cell table:style-name="ce9" office:value-type="float" office:value="24.3208" calcext:value-type="float">
            <text:p>24.3208</text:p>
          </table:table-cell>
          <table:table-cell table:style-name="ce9" office:value-type="float" office:value="0.4062" calcext:value-type="float">
            <text:p>0.4062</text:p>
          </table:table-cell>
          <table:table-cell table:style-name="ce9" office:value-type="float" office:value="0.4654" calcext:value-type="float">
            <text:p>0.4654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6041" calcext:value-type="float">
            <text:p>3.6041</text:p>
          </table:table-cell>
          <table:table-cell table:style-name="ce9" office:value-type="float" office:value="0.4651" calcext:value-type="float">
            <text:p>0.4651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0192" calcext:value-type="float">
            <text:p>2.0192</text:p>
          </table:table-cell>
          <table:table-cell table:style-name="ce9" office:value-type="float" office:value="0.5487" calcext:value-type="float">
            <text:p>0.5487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880000001" calcext:value-type="float">
            <text:p>880000001</text:p>
          </table:table-cell>
          <table:table-cell table:style-name="ce9" office:value-type="float" office:value="24.3498" calcext:value-type="float">
            <text:p>24.3498</text:p>
          </table:table-cell>
          <table:table-cell table:style-name="ce9" office:value-type="float" office:value="0.4059" calcext:value-type="float">
            <text:p>0.4059</text:p>
          </table:table-cell>
          <table:table-cell table:style-name="ce9" office:value-type="float" office:value="0.4649" calcext:value-type="float">
            <text:p>0.4649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6058" calcext:value-type="float">
            <text:p>3.6058</text:p>
          </table:table-cell>
          <table:table-cell table:style-name="ce9" office:value-type="float" office:value="0.4647" calcext:value-type="float">
            <text:p>0.4647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0209" calcext:value-type="float">
            <text:p>2.0209</text:p>
          </table:table-cell>
          <table:table-cell table:style-name="ce9" office:value-type="float" office:value="0.5483" calcext:value-type="float">
            <text:p>0.548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00008c0000001</text:p>
          </table:table-cell>
          <table:table-cell table:style-name="ce9" office:value-type="float" office:value="24.3779" calcext:value-type="float">
            <text:p>24.3779</text:p>
          </table:table-cell>
          <table:table-cell table:style-name="ce9" office:value-type="float" office:value="0.4055" calcext:value-type="float">
            <text:p>0.4055</text:p>
          </table:table-cell>
          <table:table-cell table:style-name="ce9" office:value-type="float" office:value="0.4645" calcext:value-type="float">
            <text:p>0.4645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6075" calcext:value-type="float">
            <text:p>3.6075</text:p>
          </table:table-cell>
          <table:table-cell table:style-name="ce9" office:value-type="float" office:value="0.4643" calcext:value-type="float">
            <text:p>0.4643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0225" calcext:value-type="float">
            <text:p>2.0225</text:p>
          </table:table-cell>
          <table:table-cell table:style-name="ce9" office:value-type="float" office:value="0.548" calcext:value-type="float">
            <text:p>0.548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1000000001" calcext:value-type="float">
            <text:p>1000000001</text:p>
          </table:table-cell>
          <table:table-cell table:style-name="ce9" office:value-type="float" office:value="24.9688" calcext:value-type="float">
            <text:p>24.9688</text:p>
          </table:table-cell>
          <table:table-cell table:style-name="ce9" office:value-type="float" office:value="0.3988" calcext:value-type="float">
            <text:p>0.3988</text:p>
          </table:table-cell>
          <table:table-cell table:style-name="ce9" office:value-type="float" office:value="0.4558" calcext:value-type="float">
            <text:p>0.4558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6421" calcext:value-type="float">
            <text:p>3.6421</text:p>
          </table:table-cell>
          <table:table-cell table:style-name="ce9" office:value-type="float" office:value="0.4562" calcext:value-type="float">
            <text:p>0.4562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0571" calcext:value-type="float">
            <text:p>2.0571</text:p>
          </table:table-cell>
          <table:table-cell table:style-name="ce9" office:value-type="float" office:value="0.5416" calcext:value-type="float">
            <text:p>0.541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1040000001" calcext:value-type="float">
            <text:p>1040000001</text:p>
          </table:table-cell>
          <table:table-cell table:style-name="ce9" office:value-type="float" office:value="24.9841" calcext:value-type="float">
            <text:p>24.9841</text:p>
          </table:table-cell>
          <table:table-cell table:style-name="ce9" office:value-type="float" office:value="0.3986" calcext:value-type="float">
            <text:p>0.3986</text:p>
          </table:table-cell>
          <table:table-cell table:style-name="ce9" office:value-type="float" office:value="0.4555" calcext:value-type="float">
            <text:p>0.4555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6429" calcext:value-type="float">
            <text:p>3.6429</text:p>
          </table:table-cell>
          <table:table-cell table:style-name="ce9" office:value-type="float" office:value="0.4559" calcext:value-type="float">
            <text:p>0.4559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058" calcext:value-type="float">
            <text:p>2.058</text:p>
          </table:table-cell>
          <table:table-cell table:style-name="ce9" office:value-type="float" office:value="0.5414" calcext:value-type="float">
            <text:p>0.5414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1080000001" calcext:value-type="float">
            <text:p>1080000001</text:p>
          </table:table-cell>
          <table:table-cell table:style-name="ce9" office:value-type="float" office:value="24.9991" calcext:value-type="float">
            <text:p>24.9991</text:p>
          </table:table-cell>
          <table:table-cell table:style-name="ce9" office:value-type="float" office:value="0.3985" calcext:value-type="float">
            <text:p>0.3985</text:p>
          </table:table-cell>
          <table:table-cell table:style-name="ce9" office:value-type="float" office:value="0.4553" calcext:value-type="float">
            <text:p>0.4553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6438" calcext:value-type="float">
            <text:p>3.6438</text:p>
          </table:table-cell>
          <table:table-cell table:style-name="ce9" office:value-type="float" office:value="0.4558" calcext:value-type="float">
            <text:p>0.4558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0588" calcext:value-type="float">
            <text:p>2.0588</text:p>
          </table:table-cell>
          <table:table-cell table:style-name="ce9" office:value-type="float" office:value="0.5412" calcext:value-type="float">
            <text:p>0.541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00010c0000001</text:p>
          </table:table-cell>
          <table:table-cell table:style-name="ce9" office:value-type="float" office:value="25.0139" calcext:value-type="float">
            <text:p>25.0139</text:p>
          </table:table-cell>
          <table:table-cell table:style-name="ce9" office:value-type="float" office:value="0.3983" calcext:value-type="float">
            <text:p>0.3983</text:p>
          </table:table-cell>
          <table:table-cell table:style-name="ce9" office:value-type="float" office:value="0.4551" calcext:value-type="float">
            <text:p>0.4551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6447" calcext:value-type="float">
            <text:p>3.6447</text:p>
          </table:table-cell>
          <table:table-cell table:style-name="ce9" office:value-type="float" office:value="0.4556" calcext:value-type="float">
            <text:p>0.4556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0597" calcext:value-type="float">
            <text:p>2.0597</text:p>
          </table:table-cell>
          <table:table-cell table:style-name="ce9" office:value-type="float" office:value="0.5411" calcext:value-type="float">
            <text:p>0.541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2000000001" calcext:value-type="float">
            <text:p>2000000001</text:p>
          </table:table-cell>
          <table:table-cell table:style-name="ce9" office:value-type="float" office:value="25.6542" calcext:value-type="float">
            <text:p>25.6542</text:p>
          </table:table-cell>
          <table:table-cell table:style-name="ce9" office:value-type="float" office:value="0.3913" calcext:value-type="float">
            <text:p>0.3913</text:p>
          </table:table-cell>
          <table:table-cell table:style-name="ce9" office:value-type="float" office:value="0.4462" calcext:value-type="float">
            <text:p>0.446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6811" calcext:value-type="float">
            <text:p>3.6811</text:p>
          </table:table-cell>
          <table:table-cell table:style-name="ce9" office:value-type="float" office:value="0.4472" calcext:value-type="float">
            <text:p>0.4472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0962" calcext:value-type="float">
            <text:p>2.0962</text:p>
          </table:table-cell>
          <table:table-cell table:style-name="ce9" office:value-type="float" office:value="0.5345" calcext:value-type="float">
            <text:p>0.534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2040000001" calcext:value-type="float">
            <text:p>2040000001</text:p>
          </table:table-cell>
          <table:table-cell table:style-name="ce9" office:value-type="float" office:value="25.6619" calcext:value-type="float">
            <text:p>25.6619</text:p>
          </table:table-cell>
          <table:table-cell table:style-name="ce9" office:value-type="float" office:value="0.3913" calcext:value-type="float">
            <text:p>0.3913</text:p>
          </table:table-cell>
          <table:table-cell table:style-name="ce9" office:value-type="float" office:value="0.4461" calcext:value-type="float">
            <text:p>0.4461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6816" calcext:value-type="float">
            <text:p>3.6816</text:p>
          </table:table-cell>
          <table:table-cell table:style-name="ce9" office:value-type="float" office:value="0.4471" calcext:value-type="float">
            <text:p>0.4471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0966" calcext:value-type="float">
            <text:p>2.0966</text:p>
          </table:table-cell>
          <table:table-cell table:style-name="ce9" office:value-type="float" office:value="0.5344" calcext:value-type="float">
            <text:p>0.5344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2080000001" calcext:value-type="float">
            <text:p>2080000001</text:p>
          </table:table-cell>
          <table:table-cell table:style-name="ce9" office:value-type="float" office:value="25.6696" calcext:value-type="float">
            <text:p>25.6696</text:p>
          </table:table-cell>
          <table:table-cell table:style-name="ce9" office:value-type="float" office:value="0.3912" calcext:value-type="float">
            <text:p>0.3912</text:p>
          </table:table-cell>
          <table:table-cell table:style-name="ce9" office:value-type="float" office:value="0.446" calcext:value-type="float">
            <text:p>0.446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682" calcext:value-type="float">
            <text:p>3.682</text:p>
          </table:table-cell>
          <table:table-cell table:style-name="ce9" office:value-type="float" office:value="0.447" calcext:value-type="float">
            <text:p>0.447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097" calcext:value-type="float">
            <text:p>2.097</text:p>
          </table:table-cell>
          <table:table-cell table:style-name="ce9" office:value-type="float" office:value="0.5343" calcext:value-type="float">
            <text:p>0.534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00020c0000001</text:p>
          </table:table-cell>
          <table:table-cell table:style-name="ce9" office:value-type="float" office:value="25.6772" calcext:value-type="float">
            <text:p>25.6772</text:p>
          </table:table-cell>
          <table:table-cell table:style-name="ce9" office:value-type="float" office:value="0.3911" calcext:value-type="float">
            <text:p>0.3911</text:p>
          </table:table-cell>
          <table:table-cell table:style-name="ce9" office:value-type="float" office:value="0.4459" calcext:value-type="float">
            <text:p>0.4459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6824" calcext:value-type="float">
            <text:p>3.6824</text:p>
          </table:table-cell>
          <table:table-cell table:style-name="ce9" office:value-type="float" office:value="0.4469" calcext:value-type="float">
            <text:p>0.4469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0975" calcext:value-type="float">
            <text:p>2.0975</text:p>
          </table:table-cell>
          <table:table-cell table:style-name="ce9" office:value-type="float" office:value="0.5342" calcext:value-type="float">
            <text:p>0.534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4000000001" calcext:value-type="float">
            <text:p>4000000001</text:p>
          </table:table-cell>
          <table:table-cell table:style-name="ce9" office:value-type="float" office:value="26.3435" calcext:value-type="float">
            <text:p>26.3435</text:p>
          </table:table-cell>
          <table:table-cell table:style-name="ce9" office:value-type="float" office:value="0.384" calcext:value-type="float">
            <text:p>0.384</text:p>
          </table:table-cell>
          <table:table-cell table:style-name="ce9" office:value-type="float" office:value="0.4371" calcext:value-type="float">
            <text:p>0.4371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7194" calcext:value-type="float">
            <text:p>3.7194</text:p>
          </table:table-cell>
          <table:table-cell table:style-name="ce9" office:value-type="float" office:value="0.4387" calcext:value-type="float">
            <text:p>0.4387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1344" calcext:value-type="float">
            <text:p>2.1344</text:p>
          </table:table-cell>
          <table:table-cell table:style-name="ce9" office:value-type="float" office:value="0.5277" calcext:value-type="float">
            <text:p>0.5277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4040000001" calcext:value-type="float">
            <text:p>4040000001</text:p>
          </table:table-cell>
          <table:table-cell table:style-name="ce9" office:value-type="float" office:value="26.3474" calcext:value-type="float">
            <text:p>26.3474</text:p>
          </table:table-cell>
          <table:table-cell table:style-name="ce9" office:value-type="float" office:value="0.384" calcext:value-type="float">
            <text:p>0.384</text:p>
          </table:table-cell>
          <table:table-cell table:style-name="ce9" office:value-type="float" office:value="0.4371" calcext:value-type="float">
            <text:p>0.4371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7196" calcext:value-type="float">
            <text:p>3.7196</text:p>
          </table:table-cell>
          <table:table-cell table:style-name="ce9" office:value-type="float" office:value="0.4386" calcext:value-type="float">
            <text:p>0.4386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1346" calcext:value-type="float">
            <text:p>2.1346</text:p>
          </table:table-cell>
          <table:table-cell table:style-name="ce9" office:value-type="float" office:value="0.5276" calcext:value-type="float">
            <text:p>0.527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4080000001" calcext:value-type="float">
            <text:p>4080000001</text:p>
          </table:table-cell>
          <table:table-cell table:style-name="ce9" office:value-type="float" office:value="26.3512" calcext:value-type="float">
            <text:p>26.3512</text:p>
          </table:table-cell>
          <table:table-cell table:style-name="ce9" office:value-type="float" office:value="0.3839" calcext:value-type="float">
            <text:p>0.3839</text:p>
          </table:table-cell>
          <table:table-cell table:style-name="ce9" office:value-type="float" office:value="0.437" calcext:value-type="float">
            <text:p>0.437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7198" calcext:value-type="float">
            <text:p>3.7198</text:p>
          </table:table-cell>
          <table:table-cell table:style-name="ce9" office:value-type="float" office:value="0.4386" calcext:value-type="float">
            <text:p>0.4386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1348" calcext:value-type="float">
            <text:p>2.1348</text:p>
          </table:table-cell>
          <table:table-cell table:style-name="ce9" office:value-type="float" office:value="0.5276" calcext:value-type="float">
            <text:p>0.527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00040c0000001</text:p>
          </table:table-cell>
          <table:table-cell table:style-name="ce9" office:value-type="float" office:value="26.3551" calcext:value-type="float">
            <text:p>26.3551</text:p>
          </table:table-cell>
          <table:table-cell table:style-name="ce9" office:value-type="float" office:value="0.3839" calcext:value-type="float">
            <text:p>0.3839</text:p>
          </table:table-cell>
          <table:table-cell table:style-name="ce9" office:value-type="float" office:value="0.437" calcext:value-type="float">
            <text:p>0.437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72" calcext:value-type="float">
            <text:p>3.72</text:p>
          </table:table-cell>
          <table:table-cell table:style-name="ce9" office:value-type="float" office:value="0.4385" calcext:value-type="float">
            <text:p>0.4385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135" calcext:value-type="float">
            <text:p>2.135</text:p>
          </table:table-cell>
          <table:table-cell table:style-name="ce9" office:value-type="float" office:value="0.5276" calcext:value-type="float">
            <text:p>0.527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8000000001" calcext:value-type="float">
            <text:p>8000000001</text:p>
          </table:table-cell>
          <table:table-cell table:style-name="ce9" office:value-type="float" office:value="27.0347" calcext:value-type="float">
            <text:p>27.0347</text:p>
          </table:table-cell>
          <table:table-cell table:style-name="ce9" office:value-type="float" office:value="0.377" calcext:value-type="float">
            <text:p>0.377</text:p>
          </table:table-cell>
          <table:table-cell table:style-name="ce9" office:value-type="float" office:value="0.4285" calcext:value-type="float">
            <text:p>0.4285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7567" calcext:value-type="float">
            <text:p>3.7567</text:p>
          </table:table-cell>
          <table:table-cell table:style-name="ce9" office:value-type="float" office:value="0.4305" calcext:value-type="float">
            <text:p>0.4305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1718" calcext:value-type="float">
            <text:p>2.1718</text:p>
          </table:table-cell>
          <table:table-cell table:style-name="ce9" office:value-type="float" office:value="0.5212" calcext:value-type="float">
            <text:p>0.521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8040000001" calcext:value-type="float">
            <text:p>8040000001</text:p>
          </table:table-cell>
          <table:table-cell table:style-name="ce9" office:value-type="float" office:value="27.0366" calcext:value-type="float">
            <text:p>27.0366</text:p>
          </table:table-cell>
          <table:table-cell table:style-name="ce9" office:value-type="float" office:value="0.377" calcext:value-type="float">
            <text:p>0.377</text:p>
          </table:table-cell>
          <table:table-cell table:style-name="ce9" office:value-type="float" office:value="0.4284" calcext:value-type="float">
            <text:p>0.4284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7568" calcext:value-type="float">
            <text:p>3.7568</text:p>
          </table:table-cell>
          <table:table-cell table:style-name="ce9" office:value-type="float" office:value="0.4305" calcext:value-type="float">
            <text:p>0.4305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1719" calcext:value-type="float">
            <text:p>2.1719</text:p>
          </table:table-cell>
          <table:table-cell table:style-name="ce9" office:value-type="float" office:value="0.5212" calcext:value-type="float">
            <text:p>0.521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8080000001" calcext:value-type="float">
            <text:p>8080000001</text:p>
          </table:table-cell>
          <table:table-cell table:style-name="ce9" office:value-type="float" office:value="27.0386" calcext:value-type="float">
            <text:p>27.0386</text:p>
          </table:table-cell>
          <table:table-cell table:style-name="ce9" office:value-type="float" office:value="0.377" calcext:value-type="float">
            <text:p>0.377</text:p>
          </table:table-cell>
          <table:table-cell table:style-name="ce9" office:value-type="float" office:value="0.4284" calcext:value-type="float">
            <text:p>0.4284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7569" calcext:value-type="float">
            <text:p>3.7569</text:p>
          </table:table-cell>
          <table:table-cell table:style-name="ce9" office:value-type="float" office:value="0.4305" calcext:value-type="float">
            <text:p>0.4305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172" calcext:value-type="float">
            <text:p>2.172</text:p>
          </table:table-cell>
          <table:table-cell table:style-name="ce9" office:value-type="float" office:value="0.5212" calcext:value-type="float">
            <text:p>0.521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00080c0000001</text:p>
          </table:table-cell>
          <table:table-cell table:style-name="ce9" office:value-type="float" office:value="27.0405" calcext:value-type="float">
            <text:p>27.0405</text:p>
          </table:table-cell>
          <table:table-cell table:style-name="ce9" office:value-type="float" office:value="0.377" calcext:value-type="float">
            <text:p>0.377</text:p>
          </table:table-cell>
          <table:table-cell table:style-name="ce9" office:value-type="float" office:value="0.4284" calcext:value-type="float">
            <text:p>0.4284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7571" calcext:value-type="float">
            <text:p>3.7571</text:p>
          </table:table-cell>
          <table:table-cell table:style-name="ce9" office:value-type="float" office:value="0.4305" calcext:value-type="float">
            <text:p>0.4305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1721" calcext:value-type="float">
            <text:p>2.1721</text:p>
          </table:table-cell>
          <table:table-cell table:style-name="ce9" office:value-type="float" office:value="0.5211" calcext:value-type="float">
            <text:p>0.521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10000000001" calcext:value-type="float">
            <text:p>10000000001</text:p>
          </table:table-cell>
          <table:table-cell table:style-name="ce9" office:value-type="float" office:value="27.7269" calcext:value-type="float">
            <text:p>27.7269</text:p>
          </table:table-cell>
          <table:table-cell table:style-name="ce9" office:value-type="float" office:value="0.3703" calcext:value-type="float">
            <text:p>0.3703</text:p>
          </table:table-cell>
          <table:table-cell table:style-name="ce9" office:value-type="float" office:value="0.4202" calcext:value-type="float">
            <text:p>0.420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7932" calcext:value-type="float">
            <text:p>3.7932</text:p>
          </table:table-cell>
          <table:table-cell table:style-name="ce9" office:value-type="float" office:value="0.4227" calcext:value-type="float">
            <text:p>0.4227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2083" calcext:value-type="float">
            <text:p>2.2083</text:p>
          </table:table-cell>
          <table:table-cell table:style-name="ce9" office:value-type="float" office:value="0.515" calcext:value-type="float">
            <text:p>0.51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10040000001" calcext:value-type="float">
            <text:p>10040000001</text:p>
          </table:table-cell>
          <table:table-cell table:style-name="ce9" office:value-type="float" office:value="27.7278" calcext:value-type="float">
            <text:p>27.7278</text:p>
          </table:table-cell>
          <table:table-cell table:style-name="ce9" office:value-type="float" office:value="0.3703" calcext:value-type="float">
            <text:p>0.3703</text:p>
          </table:table-cell>
          <table:table-cell table:style-name="ce9" office:value-type="float" office:value="0.4202" calcext:value-type="float">
            <text:p>0.420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7933" calcext:value-type="float">
            <text:p>3.7933</text:p>
          </table:table-cell>
          <table:table-cell table:style-name="ce9" office:value-type="float" office:value="0.4227" calcext:value-type="float">
            <text:p>0.4227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2083" calcext:value-type="float">
            <text:p>2.2083</text:p>
          </table:table-cell>
          <table:table-cell table:style-name="ce9" office:value-type="float" office:value="0.515" calcext:value-type="float">
            <text:p>0.51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10080000001" calcext:value-type="float">
            <text:p>10080000001</text:p>
          </table:table-cell>
          <table:table-cell table:style-name="ce9" office:value-type="float" office:value="27.7288" calcext:value-type="float">
            <text:p>27.7288</text:p>
          </table:table-cell>
          <table:table-cell table:style-name="ce9" office:value-type="float" office:value="0.3703" calcext:value-type="float">
            <text:p>0.3703</text:p>
          </table:table-cell>
          <table:table-cell table:style-name="ce9" office:value-type="float" office:value="0.4202" calcext:value-type="float">
            <text:p>0.420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7933" calcext:value-type="float">
            <text:p>3.7933</text:p>
          </table:table-cell>
          <table:table-cell table:style-name="ce9" office:value-type="float" office:value="0.4227" calcext:value-type="float">
            <text:p>0.4227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2084" calcext:value-type="float">
            <text:p>2.2084</text:p>
          </table:table-cell>
          <table:table-cell table:style-name="ce9" office:value-type="float" office:value="0.515" calcext:value-type="float">
            <text:p>0.51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00100c0000001</text:p>
          </table:table-cell>
          <table:table-cell table:style-name="ce9" office:value-type="float" office:value="27.7298" calcext:value-type="float">
            <text:p>27.7298</text:p>
          </table:table-cell>
          <table:table-cell table:style-name="ce9" office:value-type="float" office:value="0.3703" calcext:value-type="float">
            <text:p>0.3703</text:p>
          </table:table-cell>
          <table:table-cell table:style-name="ce9" office:value-type="float" office:value="0.4202" calcext:value-type="float">
            <text:p>0.420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7934" calcext:value-type="float">
            <text:p>3.7934</text:p>
          </table:table-cell>
          <table:table-cell table:style-name="ce9" office:value-type="float" office:value="0.4227" calcext:value-type="float">
            <text:p>0.4227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2084" calcext:value-type="float">
            <text:p>2.2084</text:p>
          </table:table-cell>
          <table:table-cell table:style-name="ce9" office:value-type="float" office:value="0.515" calcext:value-type="float">
            <text:p>0.51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20000000001" calcext:value-type="float">
            <text:p>20000000001</text:p>
          </table:table-cell>
          <table:table-cell table:style-name="ce9" office:value-type="float" office:value="28.4195" calcext:value-type="float">
            <text:p>28.4195</text:p>
          </table:table-cell>
          <table:table-cell table:style-name="ce9" office:value-type="float" office:value="0.3639" calcext:value-type="float">
            <text:p>0.3639</text:p>
          </table:table-cell>
          <table:table-cell table:style-name="ce9" office:value-type="float" office:value="0.4124" calcext:value-type="float">
            <text:p>0.4124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8288" calcext:value-type="float">
            <text:p>3.8288</text:p>
          </table:table-cell>
          <table:table-cell table:style-name="ce9" office:value-type="float" office:value="0.4153" calcext:value-type="float">
            <text:p>0.4153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2438" calcext:value-type="float">
            <text:p>2.2438</text:p>
          </table:table-cell>
          <table:table-cell table:style-name="ce9" office:value-type="float" office:value="0.5091" calcext:value-type="float">
            <text:p>0.509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20040000001" calcext:value-type="float">
            <text:p>20040000001</text:p>
          </table:table-cell>
          <table:table-cell table:style-name="ce9" office:value-type="float" office:value="28.42" calcext:value-type="float">
            <text:p>28.42</text:p>
          </table:table-cell>
          <table:table-cell table:style-name="ce9" office:value-type="float" office:value="0.3639" calcext:value-type="float">
            <text:p>0.3639</text:p>
          </table:table-cell>
          <table:table-cell table:style-name="ce9" office:value-type="float" office:value="0.4124" calcext:value-type="float">
            <text:p>0.4124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8288" calcext:value-type="float">
            <text:p>3.8288</text:p>
          </table:table-cell>
          <table:table-cell table:style-name="ce9" office:value-type="float" office:value="0.4153" calcext:value-type="float">
            <text:p>0.4153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2439" calcext:value-type="float">
            <text:p>2.2439</text:p>
          </table:table-cell>
          <table:table-cell table:style-name="ce9" office:value-type="float" office:value="0.5091" calcext:value-type="float">
            <text:p>0.509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20080000001" calcext:value-type="float">
            <text:p>20080000001</text:p>
          </table:table-cell>
          <table:table-cell table:style-name="ce9" office:value-type="float" office:value="28.4205" calcext:value-type="float">
            <text:p>28.4205</text:p>
          </table:table-cell>
          <table:table-cell table:style-name="ce9" office:value-type="float" office:value="0.3639" calcext:value-type="float">
            <text:p>0.3639</text:p>
          </table:table-cell>
          <table:table-cell table:style-name="ce9" office:value-type="float" office:value="0.4124" calcext:value-type="float">
            <text:p>0.4124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8289" calcext:value-type="float">
            <text:p>3.8289</text:p>
          </table:table-cell>
          <table:table-cell table:style-name="ce9" office:value-type="float" office:value="0.4153" calcext:value-type="float">
            <text:p>0.4153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2439" calcext:value-type="float">
            <text:p>2.2439</text:p>
          </table:table-cell>
          <table:table-cell table:style-name="ce9" office:value-type="float" office:value="0.5091" calcext:value-type="float">
            <text:p>0.509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00200c0000001</text:p>
          </table:table-cell>
          <table:table-cell table:style-name="ce9" office:value-type="float" office:value="28.421" calcext:value-type="float">
            <text:p>28.421</text:p>
          </table:table-cell>
          <table:table-cell table:style-name="ce9" office:value-type="float" office:value="0.3639" calcext:value-type="float">
            <text:p>0.3639</text:p>
          </table:table-cell>
          <table:table-cell table:style-name="ce9" office:value-type="float" office:value="0.4124" calcext:value-type="float">
            <text:p>0.4124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8289" calcext:value-type="float">
            <text:p>3.8289</text:p>
          </table:table-cell>
          <table:table-cell table:style-name="ce9" office:value-type="float" office:value="0.4153" calcext:value-type="float">
            <text:p>0.4153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2439" calcext:value-type="float">
            <text:p>2.2439</text:p>
          </table:table-cell>
          <table:table-cell table:style-name="ce9" office:value-type="float" office:value="0.5091" calcext:value-type="float">
            <text:p>0.509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40000000001" calcext:value-type="float">
            <text:p>40000000001</text:p>
          </table:table-cell>
          <table:table-cell table:style-name="ce9" office:value-type="float" office:value="29.1124" calcext:value-type="float">
            <text:p>29.1124</text:p>
          </table:table-cell>
          <table:table-cell table:style-name="ce9" office:value-type="float" office:value="0.3577" calcext:value-type="float">
            <text:p>0.3577</text:p>
          </table:table-cell>
          <table:table-cell table:style-name="ce9" office:value-type="float" office:value="0.4049" calcext:value-type="float">
            <text:p>0.4049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8636" calcext:value-type="float">
            <text:p>3.8636</text:p>
          </table:table-cell>
          <table:table-cell table:style-name="ce9" office:value-type="float" office:value="0.4082" calcext:value-type="float">
            <text:p>0.4082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2786" calcext:value-type="float">
            <text:p>2.2786</text:p>
          </table:table-cell>
          <table:table-cell table:style-name="ce9" office:value-type="float" office:value="0.5035" calcext:value-type="float">
            <text:p>0.503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40040000001" calcext:value-type="float">
            <text:p>40040000001</text:p>
          </table:table-cell>
          <table:table-cell table:style-name="ce9" office:value-type="float" office:value="29.1127" calcext:value-type="float">
            <text:p>29.1127</text:p>
          </table:table-cell>
          <table:table-cell table:style-name="ce9" office:value-type="float" office:value="0.3577" calcext:value-type="float">
            <text:p>0.3577</text:p>
          </table:table-cell>
          <table:table-cell table:style-name="ce9" office:value-type="float" office:value="0.4049" calcext:value-type="float">
            <text:p>0.4049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8636" calcext:value-type="float">
            <text:p>3.8636</text:p>
          </table:table-cell>
          <table:table-cell table:style-name="ce9" office:value-type="float" office:value="0.4082" calcext:value-type="float">
            <text:p>0.4082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2786" calcext:value-type="float">
            <text:p>2.2786</text:p>
          </table:table-cell>
          <table:table-cell table:style-name="ce9" office:value-type="float" office:value="0.5035" calcext:value-type="float">
            <text:p>0.503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40080000001" calcext:value-type="float">
            <text:p>40080000001</text:p>
          </table:table-cell>
          <table:table-cell table:style-name="ce9" office:value-type="float" office:value="29.1129" calcext:value-type="float">
            <text:p>29.1129</text:p>
          </table:table-cell>
          <table:table-cell table:style-name="ce9" office:value-type="float" office:value="0.3577" calcext:value-type="float">
            <text:p>0.3577</text:p>
          </table:table-cell>
          <table:table-cell table:style-name="ce9" office:value-type="float" office:value="0.4049" calcext:value-type="float">
            <text:p>0.4049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8636" calcext:value-type="float">
            <text:p>3.8636</text:p>
          </table:table-cell>
          <table:table-cell table:style-name="ce9" office:value-type="float" office:value="0.4082" calcext:value-type="float">
            <text:p>0.4082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2786" calcext:value-type="float">
            <text:p>2.2786</text:p>
          </table:table-cell>
          <table:table-cell table:style-name="ce9" office:value-type="float" office:value="0.5035" calcext:value-type="float">
            <text:p>0.503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00400c0000001</text:p>
          </table:table-cell>
          <table:table-cell table:style-name="ce9" office:value-type="float" office:value="29.1132" calcext:value-type="float">
            <text:p>29.1132</text:p>
          </table:table-cell>
          <table:table-cell table:style-name="ce9" office:value-type="float" office:value="0.3577" calcext:value-type="float">
            <text:p>0.3577</text:p>
          </table:table-cell>
          <table:table-cell table:style-name="ce9" office:value-type="float" office:value="0.4049" calcext:value-type="float">
            <text:p>0.4049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8636" calcext:value-type="float">
            <text:p>3.8636</text:p>
          </table:table-cell>
          <table:table-cell table:style-name="ce9" office:value-type="float" office:value="0.4082" calcext:value-type="float">
            <text:p>0.4082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2786" calcext:value-type="float">
            <text:p>2.2786</text:p>
          </table:table-cell>
          <table:table-cell table:style-name="ce9" office:value-type="float" office:value="0.5035" calcext:value-type="float">
            <text:p>0.503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80000000001" calcext:value-type="float">
            <text:p>80000000001</text:p>
          </table:table-cell>
          <table:table-cell table:style-name="ce9" office:value-type="float" office:value="29.8055" calcext:value-type="float">
            <text:p>29.8055</text:p>
          </table:table-cell>
          <table:table-cell table:style-name="ce9" office:value-type="float" office:value="0.3516" calcext:value-type="float">
            <text:p>0.3516</text:p>
          </table:table-cell>
          <table:table-cell table:style-name="ce9" office:value-type="float" office:value="0.3977" calcext:value-type="float">
            <text:p>0.3977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8975" calcext:value-type="float">
            <text:p>3.8975</text:p>
          </table:table-cell>
          <table:table-cell table:style-name="ce9" office:value-type="float" office:value="0.4013" calcext:value-type="float">
            <text:p>0.4013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3125" calcext:value-type="float">
            <text:p>2.3125</text:p>
          </table:table-cell>
          <table:table-cell table:style-name="ce9" office:value-type="float" office:value="0.498" calcext:value-type="float">
            <text:p>0.498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80040000001" calcext:value-type="float">
            <text:p>80040000001</text:p>
          </table:table-cell>
          <table:table-cell table:style-name="ce9" office:value-type="float" office:value="29.8056" calcext:value-type="float">
            <text:p>29.8056</text:p>
          </table:table-cell>
          <table:table-cell table:style-name="ce9" office:value-type="float" office:value="0.3516" calcext:value-type="float">
            <text:p>0.3516</text:p>
          </table:table-cell>
          <table:table-cell table:style-name="ce9" office:value-type="float" office:value="0.3978" calcext:value-type="float">
            <text:p>0.3978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8975" calcext:value-type="float">
            <text:p>3.8975</text:p>
          </table:table-cell>
          <table:table-cell table:style-name="ce9" office:value-type="float" office:value="0.4014" calcext:value-type="float">
            <text:p>0.4014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3125" calcext:value-type="float">
            <text:p>2.3125</text:p>
          </table:table-cell>
          <table:table-cell table:style-name="ce9" office:value-type="float" office:value="0.498" calcext:value-type="float">
            <text:p>0.498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80080000001" calcext:value-type="float">
            <text:p>80080000001</text:p>
          </table:table-cell>
          <table:table-cell table:style-name="ce9" office:value-type="float" office:value="29.8057" calcext:value-type="float">
            <text:p>29.8057</text:p>
          </table:table-cell>
          <table:table-cell table:style-name="ce9" office:value-type="float" office:value="0.3516" calcext:value-type="float">
            <text:p>0.3516</text:p>
          </table:table-cell>
          <table:table-cell table:style-name="ce9" office:value-type="float" office:value="0.3977" calcext:value-type="float">
            <text:p>0.3977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8975" calcext:value-type="float">
            <text:p>3.8975</text:p>
          </table:table-cell>
          <table:table-cell table:style-name="ce9" office:value-type="float" office:value="0.4014" calcext:value-type="float">
            <text:p>0.4014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3126" calcext:value-type="float">
            <text:p>2.3126</text:p>
          </table:table-cell>
          <table:table-cell table:style-name="ce9" office:value-type="float" office:value="0.498" calcext:value-type="float">
            <text:p>0.498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00800c0000001</text:p>
          </table:table-cell>
          <table:table-cell table:style-name="ce9" office:value-type="float" office:value="29.8058" calcext:value-type="float">
            <text:p>29.8058</text:p>
          </table:table-cell>
          <table:table-cell table:style-name="ce9" office:value-type="float" office:value="0.3516" calcext:value-type="float">
            <text:p>0.3516</text:p>
          </table:table-cell>
          <table:table-cell table:style-name="ce9" office:value-type="float" office:value="0.3977" calcext:value-type="float">
            <text:p>0.3977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8975" calcext:value-type="float">
            <text:p>3.8975</text:p>
          </table:table-cell>
          <table:table-cell table:style-name="ce9" office:value-type="float" office:value="0.4014" calcext:value-type="float">
            <text:p>0.4014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3126" calcext:value-type="float">
            <text:p>2.3126</text:p>
          </table:table-cell>
          <table:table-cell table:style-name="ce9" office:value-type="float" office:value="0.498" calcext:value-type="float">
            <text:p>0.498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100000000001" calcext:value-type="float">
            <text:p>100000000001</text:p>
          </table:table-cell>
          <table:table-cell table:style-name="ce9" office:value-type="float" office:value="30.4985" calcext:value-type="float">
            <text:p>30.4985</text:p>
          </table:table-cell>
          <table:table-cell table:style-name="ce9" office:value-type="float" office:value="0.3458" calcext:value-type="float">
            <text:p>0.3458</text:p>
          </table:table-cell>
          <table:table-cell table:style-name="ce9" office:value-type="float" office:value="0.3909" calcext:value-type="float">
            <text:p>0.3909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9307" calcext:value-type="float">
            <text:p>3.9307</text:p>
          </table:table-cell>
          <table:table-cell table:style-name="ce9" office:value-type="float" office:value="0.3949" calcext:value-type="float">
            <text:p>0.3949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3457" calcext:value-type="float">
            <text:p>2.3457</text:p>
          </table:table-cell>
          <table:table-cell table:style-name="ce9" office:value-type="float" office:value="0.4929" calcext:value-type="float">
            <text:p>0.4929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100040000001" calcext:value-type="float">
            <text:p>100040000001</text:p>
          </table:table-cell>
          <table:table-cell table:style-name="ce9" office:value-type="float" office:value="30.4986" calcext:value-type="float">
            <text:p>30.4986</text:p>
          </table:table-cell>
          <table:table-cell table:style-name="ce9" office:value-type="float" office:value="0.3458" calcext:value-type="float">
            <text:p>0.3458</text:p>
          </table:table-cell>
          <table:table-cell table:style-name="ce9" office:value-type="float" office:value="0.3909" calcext:value-type="float">
            <text:p>0.3909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9307" calcext:value-type="float">
            <text:p>3.9307</text:p>
          </table:table-cell>
          <table:table-cell table:style-name="ce9" office:value-type="float" office:value="0.3948" calcext:value-type="float">
            <text:p>0.3948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3457" calcext:value-type="float">
            <text:p>2.3457</text:p>
          </table:table-cell>
          <table:table-cell table:style-name="ce9" office:value-type="float" office:value="0.492" calcext:value-type="float">
            <text:p>0.49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100080000001" calcext:value-type="float">
            <text:p>100080000001</text:p>
          </table:table-cell>
          <table:table-cell table:style-name="ce9" office:value-type="float" office:value="30.4987" calcext:value-type="float">
            <text:p>30.4987</text:p>
          </table:table-cell>
          <table:table-cell table:style-name="ce9" office:value-type="float" office:value="0.3458" calcext:value-type="float">
            <text:p>0.3458</text:p>
          </table:table-cell>
          <table:table-cell table:style-name="ce9" office:value-type="float" office:value="0.3909" calcext:value-type="float">
            <text:p>0.3909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9307" calcext:value-type="float">
            <text:p>3.9307</text:p>
          </table:table-cell>
          <table:table-cell table:style-name="ce9" office:value-type="float" office:value="0.3948" calcext:value-type="float">
            <text:p>0.3948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3457" calcext:value-type="float">
            <text:p>2.3457</text:p>
          </table:table-cell>
          <table:table-cell table:style-name="ce9" office:value-type="float" office:value="0.4928" calcext:value-type="float">
            <text:p>0.4928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01000c0000001</text:p>
          </table:table-cell>
          <table:table-cell table:style-name="ce9" office:value-type="float" office:value="30.4987" calcext:value-type="float">
            <text:p>30.4987</text:p>
          </table:table-cell>
          <table:table-cell table:style-name="ce9" office:value-type="float" office:value="0.3458" calcext:value-type="float">
            <text:p>0.3458</text:p>
          </table:table-cell>
          <table:table-cell table:style-name="ce9" office:value-type="float" office:value="0.3909" calcext:value-type="float">
            <text:p>0.3909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9307" calcext:value-type="float">
            <text:p>3.9307</text:p>
          </table:table-cell>
          <table:table-cell table:style-name="ce9" office:value-type="float" office:value="0.3948" calcext:value-type="float">
            <text:p>0.3948</text:p>
          </table:table-cell>
          <table:table-cell table:style-name="ce9" office:value-type="string" calcext:value-type="string">
            <text:p>2, 1, 1, 1</text:p>
          </table:table-cell>
          <table:table-cell table:style-name="ce9" office:value-type="float" office:value="2.3457" calcext:value-type="float">
            <text:p>2.3457</text:p>
          </table:table-cell>
          <table:table-cell table:style-name="ce9" office:value-type="float" office:value="0.4928" calcext:value-type="float">
            <text:p>0.4928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200000000001" calcext:value-type="float">
            <text:p>200000000001</text:p>
          </table:table-cell>
          <table:table-cell table:style-name="ce9" office:value-type="float" office:value="31.1917" calcext:value-type="float">
            <text:p>31.1917</text:p>
          </table:table-cell>
          <table:table-cell table:style-name="ce9" office:value-type="float" office:value="0.3402" calcext:value-type="float">
            <text:p>0.3402</text:p>
          </table:table-cell>
          <table:table-cell table:style-name="ce9" office:value-type="float" office:value="0.3843" calcext:value-type="float">
            <text:p>0.3843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9631" calcext:value-type="float">
            <text:p>3.9631</text:p>
          </table:table-cell>
          <table:table-cell table:style-name="ce9" office:value-type="float" office:value="0.388" calcext:value-type="float">
            <text:p>0.388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3781" calcext:value-type="float">
            <text:p>2.3781</text:p>
          </table:table-cell>
          <table:table-cell table:style-name="ce9" office:value-type="float" office:value="0.4878" calcext:value-type="float">
            <text:p>0.4878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200040000001" calcext:value-type="float">
            <text:p>200040000001</text:p>
          </table:table-cell>
          <table:table-cell table:style-name="ce9" office:value-type="float" office:value="31.1917" calcext:value-type="float">
            <text:p>31.1917</text:p>
          </table:table-cell>
          <table:table-cell table:style-name="ce9" office:value-type="float" office:value="0.3402" calcext:value-type="float">
            <text:p>0.3402</text:p>
          </table:table-cell>
          <table:table-cell table:style-name="ce9" office:value-type="float" office:value="0.3843" calcext:value-type="float">
            <text:p>0.3843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9631" calcext:value-type="float">
            <text:p>3.9631</text:p>
          </table:table-cell>
          <table:table-cell table:style-name="ce9" office:value-type="float" office:value="0.388" calcext:value-type="float">
            <text:p>0.388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3781" calcext:value-type="float">
            <text:p>2.3781</text:p>
          </table:table-cell>
          <table:table-cell table:style-name="ce9" office:value-type="float" office:value="0.4879" calcext:value-type="float">
            <text:p>0.4879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200080000001" calcext:value-type="float">
            <text:p>200080000001</text:p>
          </table:table-cell>
          <table:table-cell table:style-name="ce9" office:value-type="float" office:value="31.1917" calcext:value-type="float">
            <text:p>31.1917</text:p>
          </table:table-cell>
          <table:table-cell table:style-name="ce9" office:value-type="float" office:value="0.3402" calcext:value-type="float">
            <text:p>0.3402</text:p>
          </table:table-cell>
          <table:table-cell table:style-name="ce9" office:value-type="float" office:value="0.3843" calcext:value-type="float">
            <text:p>0.3843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9631" calcext:value-type="float">
            <text:p>3.9631</text:p>
          </table:table-cell>
          <table:table-cell table:style-name="ce9" office:value-type="float" office:value="0.388" calcext:value-type="float">
            <text:p>0.388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3781" calcext:value-type="float">
            <text:p>2.3781</text:p>
          </table:table-cell>
          <table:table-cell table:style-name="ce9" office:value-type="float" office:value="0.4863" calcext:value-type="float">
            <text:p>0.486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02000c0000001</text:p>
          </table:table-cell>
          <table:table-cell table:style-name="ce9" office:value-type="float" office:value="31.1917" calcext:value-type="float">
            <text:p>31.1917</text:p>
          </table:table-cell>
          <table:table-cell table:style-name="ce9" office:value-type="float" office:value="0.3402" calcext:value-type="float">
            <text:p>0.3402</text:p>
          </table:table-cell>
          <table:table-cell table:style-name="ce9" office:value-type="float" office:value="0.3843" calcext:value-type="float">
            <text:p>0.3843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9631" calcext:value-type="float">
            <text:p>3.9631</text:p>
          </table:table-cell>
          <table:table-cell table:style-name="ce9" office:value-type="float" office:value="0.388" calcext:value-type="float">
            <text:p>0.388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3781" calcext:value-type="float">
            <text:p>2.3781</text:p>
          </table:table-cell>
          <table:table-cell table:style-name="ce9" office:value-type="float" office:value="0.4878" calcext:value-type="float">
            <text:p>0.4878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400000000001" calcext:value-type="float">
            <text:p>400000000001</text:p>
          </table:table-cell>
          <table:table-cell table:style-name="ce9" office:value-type="float" office:value="31.8848" calcext:value-type="float">
            <text:p>31.8848</text:p>
          </table:table-cell>
          <table:table-cell table:style-name="ce9" office:value-type="float" office:value="0.3348" calcext:value-type="float">
            <text:p>0.3348</text:p>
          </table:table-cell>
          <table:table-cell table:style-name="ce9" office:value-type="float" office:value="0.378" calcext:value-type="float">
            <text:p>0.378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9948" calcext:value-type="float">
            <text:p>3.9948</text:p>
          </table:table-cell>
          <table:table-cell table:style-name="ce9" office:value-type="float" office:value="0.381" calcext:value-type="float">
            <text:p>0.381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4098" calcext:value-type="float">
            <text:p>2.4098</text:p>
          </table:table-cell>
          <table:table-cell table:style-name="ce9" office:value-type="float" office:value="0.4831" calcext:value-type="float">
            <text:p>0.483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400040000001" calcext:value-type="float">
            <text:p>400040000001</text:p>
          </table:table-cell>
          <table:table-cell table:style-name="ce9" office:value-type="float" office:value="31.8848" calcext:value-type="float">
            <text:p>31.8848</text:p>
          </table:table-cell>
          <table:table-cell table:style-name="ce9" office:value-type="float" office:value="0.3347" calcext:value-type="float">
            <text:p>0.3347</text:p>
          </table:table-cell>
          <table:table-cell table:style-name="ce9" office:value-type="float" office:value="0.378" calcext:value-type="float">
            <text:p>0.378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9948" calcext:value-type="float">
            <text:p>3.9948</text:p>
          </table:table-cell>
          <table:table-cell table:style-name="ce9" office:value-type="float" office:value="0.381" calcext:value-type="float">
            <text:p>0.381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4098" calcext:value-type="float">
            <text:p>2.4098</text:p>
          </table:table-cell>
          <table:table-cell table:style-name="ce9" office:value-type="float" office:value="0.4831" calcext:value-type="float">
            <text:p>0.483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400080000001" calcext:value-type="float">
            <text:p>400080000001</text:p>
          </table:table-cell>
          <table:table-cell table:style-name="ce9" office:value-type="float" office:value="31.8848" calcext:value-type="float">
            <text:p>31.8848</text:p>
          </table:table-cell>
          <table:table-cell table:style-name="ce9" office:value-type="float" office:value="0.3347" calcext:value-type="float">
            <text:p>0.3347</text:p>
          </table:table-cell>
          <table:table-cell table:style-name="ce9" office:value-type="float" office:value="0.378" calcext:value-type="float">
            <text:p>0.378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9948" calcext:value-type="float">
            <text:p>3.9948</text:p>
          </table:table-cell>
          <table:table-cell table:style-name="ce9" office:value-type="float" office:value="0.381" calcext:value-type="float">
            <text:p>0.381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4098" calcext:value-type="float">
            <text:p>2.4098</text:p>
          </table:table-cell>
          <table:table-cell table:style-name="ce9" office:value-type="float" office:value="0.4831" calcext:value-type="float">
            <text:p>0.483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04000c0000001</text:p>
          </table:table-cell>
          <table:table-cell table:style-name="ce9" office:value-type="float" office:value="31.8848" calcext:value-type="float">
            <text:p>31.8848</text:p>
          </table:table-cell>
          <table:table-cell table:style-name="ce9" office:value-type="float" office:value="0.3348" calcext:value-type="float">
            <text:p>0.3348</text:p>
          </table:table-cell>
          <table:table-cell table:style-name="ce9" office:value-type="float" office:value="0.378" calcext:value-type="float">
            <text:p>0.378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3.9948" calcext:value-type="float">
            <text:p>3.9948</text:p>
          </table:table-cell>
          <table:table-cell table:style-name="ce9" office:value-type="float" office:value="0.381" calcext:value-type="float">
            <text:p>0.381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4098" calcext:value-type="float">
            <text:p>2.4098</text:p>
          </table:table-cell>
          <table:table-cell table:style-name="ce9" office:value-type="float" office:value="0.4831" calcext:value-type="float">
            <text:p>0.483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800000000001" calcext:value-type="float">
            <text:p>800000000001</text:p>
          </table:table-cell>
          <table:table-cell table:style-name="ce9" office:value-type="float" office:value="32.5779" calcext:value-type="float">
            <text:p>32.5779</text:p>
          </table:table-cell>
          <table:table-cell table:style-name="ce9" office:value-type="float" office:value="0.3295" calcext:value-type="float">
            <text:p>0.3295</text:p>
          </table:table-cell>
          <table:table-cell table:style-name="ce9" office:value-type="float" office:value="0.372" calcext:value-type="float">
            <text:p>0.37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0258" calcext:value-type="float">
            <text:p>4.0258</text:p>
          </table:table-cell>
          <table:table-cell table:style-name="ce9" office:value-type="float" office:value="0.3742" calcext:value-type="float">
            <text:p>0.3742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4409" calcext:value-type="float">
            <text:p>2.4409</text:p>
          </table:table-cell>
          <table:table-cell table:style-name="ce9" office:value-type="float" office:value="0.4785" calcext:value-type="float">
            <text:p>0.478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800040000001" calcext:value-type="float">
            <text:p>800040000001</text:p>
          </table:table-cell>
          <table:table-cell table:style-name="ce9" office:value-type="float" office:value="32.5779" calcext:value-type="float">
            <text:p>32.5779</text:p>
          </table:table-cell>
          <table:table-cell table:style-name="ce9" office:value-type="float" office:value="0.3296" calcext:value-type="float">
            <text:p>0.3296</text:p>
          </table:table-cell>
          <table:table-cell table:style-name="ce9" office:value-type="float" office:value="0.372" calcext:value-type="float">
            <text:p>0.37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0258" calcext:value-type="float">
            <text:p>4.0258</text:p>
          </table:table-cell>
          <table:table-cell table:style-name="ce9" office:value-type="float" office:value="0.3743" calcext:value-type="float">
            <text:p>0.3743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4409" calcext:value-type="float">
            <text:p>2.4409</text:p>
          </table:table-cell>
          <table:table-cell table:style-name="ce9" office:value-type="float" office:value="0.4785" calcext:value-type="float">
            <text:p>0.478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float" office:value="800080000001" calcext:value-type="float">
            <text:p>800080000001</text:p>
          </table:table-cell>
          <table:table-cell table:style-name="ce9" office:value-type="float" office:value="32.5779" calcext:value-type="float">
            <text:p>32.5779</text:p>
          </table:table-cell>
          <table:table-cell table:style-name="ce9" office:value-type="float" office:value="0.3295" calcext:value-type="float">
            <text:p>0.3295</text:p>
          </table:table-cell>
          <table:table-cell table:style-name="ce9" office:value-type="float" office:value="0.372" calcext:value-type="float">
            <text:p>0.37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0258" calcext:value-type="float">
            <text:p>4.0258</text:p>
          </table:table-cell>
          <table:table-cell table:style-name="ce9" office:value-type="float" office:value="0.3742" calcext:value-type="float">
            <text:p>0.3742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4409" calcext:value-type="float">
            <text:p>2.4409</text:p>
          </table:table-cell>
          <table:table-cell table:style-name="ce9" office:value-type="float" office:value="0.4784" calcext:value-type="float">
            <text:p>0.4784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08000c0000001</text:p>
          </table:table-cell>
          <table:table-cell table:style-name="ce9" office:value-type="float" office:value="32.5779" calcext:value-type="float">
            <text:p>32.5779</text:p>
          </table:table-cell>
          <table:table-cell table:style-name="ce9" office:value-type="float" office:value="0.3295" calcext:value-type="float">
            <text:p>0.3295</text:p>
          </table:table-cell>
          <table:table-cell table:style-name="ce9" office:value-type="float" office:value="0.372" calcext:value-type="float">
            <text:p>0.37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0258" calcext:value-type="float">
            <text:p>4.0258</text:p>
          </table:table-cell>
          <table:table-cell table:style-name="ce9" office:value-type="float" office:value="0.3742" calcext:value-type="float">
            <text:p>0.3742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4409" calcext:value-type="float">
            <text:p>2.4409</text:p>
          </table:table-cell>
          <table:table-cell table:style-name="ce9" office:value-type="float" office:value="0.4754" calcext:value-type="float">
            <text:p>0.475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1000000000001" calcext:value-type="float">
            <text:p>1000000000001</text:p>
          </table:table-cell>
          <table:table-cell table:style-name="ce9" office:value-type="float" office:value="33.2711" calcext:value-type="float">
            <text:p>33.2711</text:p>
          </table:table-cell>
          <table:table-cell table:style-name="ce9" office:value-type="float" office:value="0.3245" calcext:value-type="float">
            <text:p>0.3245</text:p>
          </table:table-cell>
          <table:table-cell table:style-name="ce9" office:value-type="float" office:value="0.3662" calcext:value-type="float">
            <text:p>0.366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0562" calcext:value-type="float">
            <text:p>4.0562</text:p>
          </table:table-cell>
          <table:table-cell table:style-name="ce9" office:value-type="float" office:value="0.3678" calcext:value-type="float">
            <text:p>0.3678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4712" calcext:value-type="float">
            <text:p>2.4712</text:p>
          </table:table-cell>
          <table:table-cell table:style-name="ce9" office:value-type="float" office:value="0.4735" calcext:value-type="float">
            <text:p>0.473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1000040000001" calcext:value-type="float">
            <text:p>1000040000001</text:p>
          </table:table-cell>
          <table:table-cell table:style-name="ce9" office:value-type="float" office:value="33.2711" calcext:value-type="float">
            <text:p>33.2711</text:p>
          </table:table-cell>
          <table:table-cell table:style-name="ce9" office:value-type="float" office:value="0.3246" calcext:value-type="float">
            <text:p>0.3246</text:p>
          </table:table-cell>
          <table:table-cell table:style-name="ce9" office:value-type="float" office:value="0.3662" calcext:value-type="float">
            <text:p>0.366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0562" calcext:value-type="float">
            <text:p>4.0562</text:p>
          </table:table-cell>
          <table:table-cell table:style-name="ce9" office:value-type="float" office:value="0.3678" calcext:value-type="float">
            <text:p>0.3678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4712" calcext:value-type="float">
            <text:p>2.4712</text:p>
          </table:table-cell>
          <table:table-cell table:style-name="ce9" office:value-type="float" office:value="0.4703" calcext:value-type="float">
            <text:p>0.470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1000080000001" calcext:value-type="float">
            <text:p>1000080000001</text:p>
          </table:table-cell>
          <table:table-cell table:style-name="ce9" office:value-type="float" office:value="33.2711" calcext:value-type="float">
            <text:p>33.2711</text:p>
          </table:table-cell>
          <table:table-cell table:style-name="ce9" office:value-type="float" office:value="0.3245" calcext:value-type="float">
            <text:p>0.3245</text:p>
          </table:table-cell>
          <table:table-cell table:style-name="ce9" office:value-type="float" office:value="0.3662" calcext:value-type="float">
            <text:p>0.366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0562" calcext:value-type="float">
            <text:p>4.0562</text:p>
          </table:table-cell>
          <table:table-cell table:style-name="ce9" office:value-type="float" office:value="0.3678" calcext:value-type="float">
            <text:p>0.3678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4712" calcext:value-type="float">
            <text:p>2.4712</text:p>
          </table:table-cell>
          <table:table-cell table:style-name="ce9" office:value-type="float" office:value="0.4735" calcext:value-type="float">
            <text:p>0.473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10000c0000001</text:p>
          </table:table-cell>
          <table:table-cell table:style-name="ce9" office:value-type="float" office:value="33.2711" calcext:value-type="float">
            <text:p>33.2711</text:p>
          </table:table-cell>
          <table:table-cell table:style-name="ce9" office:value-type="float" office:value="0.3245" calcext:value-type="float">
            <text:p>0.3245</text:p>
          </table:table-cell>
          <table:table-cell table:style-name="ce9" office:value-type="float" office:value="0.3662" calcext:value-type="float">
            <text:p>0.366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0562" calcext:value-type="float">
            <text:p>4.0562</text:p>
          </table:table-cell>
          <table:table-cell table:style-name="ce9" office:value-type="float" office:value="0.3678" calcext:value-type="float">
            <text:p>0.3678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4712" calcext:value-type="float">
            <text:p>2.4712</text:p>
          </table:table-cell>
          <table:table-cell table:style-name="ce9" office:value-type="float" office:value="0.4735" calcext:value-type="float">
            <text:p>0.473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2000000000001" calcext:value-type="float">
            <text:p>2000000000001</text:p>
          </table:table-cell>
          <table:table-cell table:style-name="ce9" office:value-type="float" office:value="33.9642" calcext:value-type="float">
            <text:p>33.9642</text:p>
          </table:table-cell>
          <table:table-cell table:style-name="ce9" office:value-type="float" office:value="0.3197" calcext:value-type="float">
            <text:p>0.3197</text:p>
          </table:table-cell>
          <table:table-cell table:style-name="ce9" office:value-type="float" office:value="0.3607" calcext:value-type="float">
            <text:p>0.3607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0859" calcext:value-type="float">
            <text:p>4.0859</text:p>
          </table:table-cell>
          <table:table-cell table:style-name="ce9" office:value-type="float" office:value="0.3616" calcext:value-type="float">
            <text:p>0.3616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501" calcext:value-type="float">
            <text:p>2.501</text:p>
          </table:table-cell>
          <table:table-cell table:style-name="ce9" office:value-type="float" office:value="0.4685" calcext:value-type="float">
            <text:p>0.468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2000040000001" calcext:value-type="float">
            <text:p>2000040000001</text:p>
          </table:table-cell>
          <table:table-cell table:style-name="ce9" office:value-type="float" office:value="33.9642" calcext:value-type="float">
            <text:p>33.9642</text:p>
          </table:table-cell>
          <table:table-cell table:style-name="ce9" office:value-type="float" office:value="0.3197" calcext:value-type="float">
            <text:p>0.3197</text:p>
          </table:table-cell>
          <table:table-cell table:style-name="ce9" office:value-type="float" office:value="0.3607" calcext:value-type="float">
            <text:p>0.3607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0859" calcext:value-type="float">
            <text:p>4.0859</text:p>
          </table:table-cell>
          <table:table-cell table:style-name="ce9" office:value-type="float" office:value="0.3616" calcext:value-type="float">
            <text:p>0.3616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501" calcext:value-type="float">
            <text:p>2.501</text:p>
          </table:table-cell>
          <table:table-cell table:style-name="ce9" office:value-type="float" office:value="0.4685" calcext:value-type="float">
            <text:p>0.468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2000080000001" calcext:value-type="float">
            <text:p>2000080000001</text:p>
          </table:table-cell>
          <table:table-cell table:style-name="ce9" office:value-type="float" office:value="33.9642" calcext:value-type="float">
            <text:p>33.9642</text:p>
          </table:table-cell>
          <table:table-cell table:style-name="ce9" office:value-type="float" office:value="0.3197" calcext:value-type="float">
            <text:p>0.3197</text:p>
          </table:table-cell>
          <table:table-cell table:style-name="ce9" office:value-type="float" office:value="0.3606" calcext:value-type="float">
            <text:p>0.3606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0859" calcext:value-type="float">
            <text:p>4.0859</text:p>
          </table:table-cell>
          <table:table-cell table:style-name="ce9" office:value-type="float" office:value="0.3616" calcext:value-type="float">
            <text:p>0.3616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501" calcext:value-type="float">
            <text:p>2.501</text:p>
          </table:table-cell>
          <table:table-cell table:style-name="ce9" office:value-type="float" office:value="0.4653" calcext:value-type="float">
            <text:p>0.465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20000c0000001</text:p>
          </table:table-cell>
          <table:table-cell table:style-name="ce9" office:value-type="float" office:value="33.9642" calcext:value-type="float">
            <text:p>33.9642</text:p>
          </table:table-cell>
          <table:table-cell table:style-name="ce9" office:value-type="float" office:value="0.3197" calcext:value-type="float">
            <text:p>0.3197</text:p>
          </table:table-cell>
          <table:table-cell table:style-name="ce9" office:value-type="float" office:value="0.3606" calcext:value-type="float">
            <text:p>0.3606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0859" calcext:value-type="float">
            <text:p>4.0859</text:p>
          </table:table-cell>
          <table:table-cell table:style-name="ce9" office:value-type="float" office:value="0.3616" calcext:value-type="float">
            <text:p>0.3616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501" calcext:value-type="float">
            <text:p>2.501</text:p>
          </table:table-cell>
          <table:table-cell table:style-name="ce9" office:value-type="float" office:value="0.4684" calcext:value-type="float">
            <text:p>0.468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4000000000001" calcext:value-type="float">
            <text:p>4000000000001</text:p>
          </table:table-cell>
          <table:table-cell table:style-name="ce9" office:value-type="float" office:value="34.6574" calcext:value-type="float">
            <text:p>34.6574</text:p>
          </table:table-cell>
          <table:table-cell table:style-name="ce9" office:value-type="float" office:value="0.315" calcext:value-type="float">
            <text:p>0.315</text:p>
          </table:table-cell>
          <table:table-cell table:style-name="ce9" office:value-type="float" office:value="0.3553" calcext:value-type="float">
            <text:p>0.3553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1151" calcext:value-type="float">
            <text:p>4.1151</text:p>
          </table:table-cell>
          <table:table-cell table:style-name="ce9" office:value-type="float" office:value="0.3557" calcext:value-type="float">
            <text:p>0.3557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5301" calcext:value-type="float">
            <text:p>2.5301</text:p>
          </table:table-cell>
          <table:table-cell table:style-name="ce9" office:value-type="float" office:value="0.4636" calcext:value-type="float">
            <text:p>0.463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4000040000001" calcext:value-type="float">
            <text:p>4000040000001</text:p>
          </table:table-cell>
          <table:table-cell table:style-name="ce9" office:value-type="float" office:value="34.6574" calcext:value-type="float">
            <text:p>34.6574</text:p>
          </table:table-cell>
          <table:table-cell table:style-name="ce9" office:value-type="float" office:value="0.315" calcext:value-type="float">
            <text:p>0.315</text:p>
          </table:table-cell>
          <table:table-cell table:style-name="ce9" office:value-type="float" office:value="0.3552" calcext:value-type="float">
            <text:p>0.355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1151" calcext:value-type="float">
            <text:p>4.1151</text:p>
          </table:table-cell>
          <table:table-cell table:style-name="ce9" office:value-type="float" office:value="0.3556" calcext:value-type="float">
            <text:p>0.3556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5301" calcext:value-type="float">
            <text:p>2.5301</text:p>
          </table:table-cell>
          <table:table-cell table:style-name="ce9" office:value-type="float" office:value="0.4635" calcext:value-type="float">
            <text:p>0.463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4000080000001" calcext:value-type="float">
            <text:p>4000080000001</text:p>
          </table:table-cell>
          <table:table-cell table:style-name="ce9" office:value-type="float" office:value="34.6574" calcext:value-type="float">
            <text:p>34.6574</text:p>
          </table:table-cell>
          <table:table-cell table:style-name="ce9" office:value-type="float" office:value="0.315" calcext:value-type="float">
            <text:p>0.315</text:p>
          </table:table-cell>
          <table:table-cell table:style-name="ce9" office:value-type="float" office:value="0.3553" calcext:value-type="float">
            <text:p>0.3553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1151" calcext:value-type="float">
            <text:p>4.1151</text:p>
          </table:table-cell>
          <table:table-cell table:style-name="ce9" office:value-type="float" office:value="0.3556" calcext:value-type="float">
            <text:p>0.3556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5301" calcext:value-type="float">
            <text:p>2.5301</text:p>
          </table:table-cell>
          <table:table-cell table:style-name="ce9" office:value-type="float" office:value="0.4636" calcext:value-type="float">
            <text:p>0.463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40000c0000001</text:p>
          </table:table-cell>
          <table:table-cell table:style-name="ce9" office:value-type="float" office:value="34.6574" calcext:value-type="float">
            <text:p>34.6574</text:p>
          </table:table-cell>
          <table:table-cell table:style-name="ce9" office:value-type="float" office:value="0.315" calcext:value-type="float">
            <text:p>0.315</text:p>
          </table:table-cell>
          <table:table-cell table:style-name="ce9" office:value-type="float" office:value="0.3553" calcext:value-type="float">
            <text:p>0.3553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1151" calcext:value-type="float">
            <text:p>4.1151</text:p>
          </table:table-cell>
          <table:table-cell table:style-name="ce9" office:value-type="float" office:value="0.3556" calcext:value-type="float">
            <text:p>0.3556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5301" calcext:value-type="float">
            <text:p>2.5301</text:p>
          </table:table-cell>
          <table:table-cell table:style-name="ce9" office:value-type="float" office:value="0.4636" calcext:value-type="float">
            <text:p>0.463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8000000000001" calcext:value-type="float">
            <text:p>8000000000001</text:p>
          </table:table-cell>
          <table:table-cell table:style-name="ce9" office:value-type="float" office:value="35.3505" calcext:value-type="float">
            <text:p>35.3505</text:p>
          </table:table-cell>
          <table:table-cell table:style-name="ce9" office:value-type="float" office:value="0.3104" calcext:value-type="float">
            <text:p>0.3104</text:p>
          </table:table-cell>
          <table:table-cell table:style-name="ce9" office:value-type="float" office:value="0.3501" calcext:value-type="float">
            <text:p>0.3501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1437" calcext:value-type="float">
            <text:p>4.1437</text:p>
          </table:table-cell>
          <table:table-cell table:style-name="ce9" office:value-type="float" office:value="0.3499" calcext:value-type="float">
            <text:p>0.3499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5587" calcext:value-type="float">
            <text:p>2.5587</text:p>
          </table:table-cell>
          <table:table-cell table:style-name="ce9" office:value-type="float" office:value="0.4589" calcext:value-type="float">
            <text:p>0.458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8000040000001" calcext:value-type="float">
            <text:p>8000040000001</text:p>
          </table:table-cell>
          <table:table-cell table:style-name="ce9" office:value-type="float" office:value="35.3505" calcext:value-type="float">
            <text:p>35.3505</text:p>
          </table:table-cell>
          <table:table-cell table:style-name="ce9" office:value-type="float" office:value="0.3105" calcext:value-type="float">
            <text:p>0.3105</text:p>
          </table:table-cell>
          <table:table-cell table:style-name="ce9" office:value-type="float" office:value="0.3501" calcext:value-type="float">
            <text:p>0.3501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1437" calcext:value-type="float">
            <text:p>4.1437</text:p>
          </table:table-cell>
          <table:table-cell table:style-name="ce9" office:value-type="float" office:value="0.35" calcext:value-type="float">
            <text:p>0.35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5587" calcext:value-type="float">
            <text:p>2.5587</text:p>
          </table:table-cell>
          <table:table-cell table:style-name="ce9" office:value-type="float" office:value="0.4589" calcext:value-type="float">
            <text:p>0.458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8000080000001" calcext:value-type="float">
            <text:p>8000080000001</text:p>
          </table:table-cell>
          <table:table-cell table:style-name="ce9" office:value-type="float" office:value="35.3505" calcext:value-type="float">
            <text:p>35.3505</text:p>
          </table:table-cell>
          <table:table-cell table:style-name="ce9" office:value-type="float" office:value="0.3105" calcext:value-type="float">
            <text:p>0.3105</text:p>
          </table:table-cell>
          <table:table-cell table:style-name="ce9" office:value-type="float" office:value="0.3502" calcext:value-type="float">
            <text:p>0.350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1437" calcext:value-type="float">
            <text:p>4.1437</text:p>
          </table:table-cell>
          <table:table-cell table:style-name="ce9" office:value-type="float" office:value="0.35" calcext:value-type="float">
            <text:p>0.35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5587" calcext:value-type="float">
            <text:p>2.5587</text:p>
          </table:table-cell>
          <table:table-cell table:style-name="ce9" office:value-type="float" office:value="0.4589" calcext:value-type="float">
            <text:p>0.458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080000c0000001</text:p>
          </table:table-cell>
          <table:table-cell table:style-name="ce9" office:value-type="float" office:value="35.3505" calcext:value-type="float">
            <text:p>35.3505</text:p>
          </table:table-cell>
          <table:table-cell table:style-name="ce9" office:value-type="float" office:value="0.3105" calcext:value-type="float">
            <text:p>0.3105</text:p>
          </table:table-cell>
          <table:table-cell table:style-name="ce9" office:value-type="float" office:value="0.3501" calcext:value-type="float">
            <text:p>0.3501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1437" calcext:value-type="float">
            <text:p>4.1437</text:p>
          </table:table-cell>
          <table:table-cell table:style-name="ce9" office:value-type="float" office:value="0.3499" calcext:value-type="float">
            <text:p>0.3499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5587" calcext:value-type="float">
            <text:p>2.5587</text:p>
          </table:table-cell>
          <table:table-cell table:style-name="ce9" office:value-type="float" office:value="0.456" calcext:value-type="float">
            <text:p>0.45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10000000000001" calcext:value-type="float">
            <text:p>10000000000001</text:p>
          </table:table-cell>
          <table:table-cell table:style-name="ce9" office:value-type="float" office:value="36.0437" calcext:value-type="float">
            <text:p>36.0437</text:p>
          </table:table-cell>
          <table:table-cell table:style-name="ce9" office:value-type="float" office:value="0.3061" calcext:value-type="float">
            <text:p>0.3061</text:p>
          </table:table-cell>
          <table:table-cell table:style-name="ce9" office:value-type="float" office:value="0.3451" calcext:value-type="float">
            <text:p>0.3451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1717" calcext:value-type="float">
            <text:p>4.1717</text:p>
          </table:table-cell>
          <table:table-cell table:style-name="ce9" office:value-type="float" office:value="0.3444" calcext:value-type="float">
            <text:p>0.3444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5867" calcext:value-type="float">
            <text:p>2.5867</text:p>
          </table:table-cell>
          <table:table-cell table:style-name="ce9" office:value-type="float" office:value="0.4543" calcext:value-type="float">
            <text:p>0.454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10000040000001" calcext:value-type="float">
            <text:p>10000040000001</text:p>
          </table:table-cell>
          <table:table-cell table:style-name="ce9" office:value-type="float" office:value="36.0437" calcext:value-type="float">
            <text:p>36.0437</text:p>
          </table:table-cell>
          <table:table-cell table:style-name="ce9" office:value-type="float" office:value="0.3061" calcext:value-type="float">
            <text:p>0.3061</text:p>
          </table:table-cell>
          <table:table-cell table:style-name="ce9" office:value-type="float" office:value="0.3452" calcext:value-type="float">
            <text:p>0.345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1717" calcext:value-type="float">
            <text:p>4.1717</text:p>
          </table:table-cell>
          <table:table-cell table:style-name="ce9" office:value-type="float" office:value="0.3445" calcext:value-type="float">
            <text:p>0.3445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5867" calcext:value-type="float">
            <text:p>2.5867</text:p>
          </table:table-cell>
          <table:table-cell table:style-name="ce9" office:value-type="float" office:value="0.4516" calcext:value-type="float">
            <text:p>0.451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10000080000001" calcext:value-type="float">
            <text:p>10000080000001</text:p>
          </table:table-cell>
          <table:table-cell table:style-name="ce9" office:value-type="float" office:value="36.0437" calcext:value-type="float">
            <text:p>36.0437</text:p>
          </table:table-cell>
          <table:table-cell table:style-name="ce9" office:value-type="float" office:value="0.306" calcext:value-type="float">
            <text:p>0.306</text:p>
          </table:table-cell>
          <table:table-cell table:style-name="ce9" office:value-type="float" office:value="0.3451" calcext:value-type="float">
            <text:p>0.3451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1717" calcext:value-type="float">
            <text:p>4.1717</text:p>
          </table:table-cell>
          <table:table-cell table:style-name="ce9" office:value-type="float" office:value="0.3444" calcext:value-type="float">
            <text:p>0.3444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5867" calcext:value-type="float">
            <text:p>2.5867</text:p>
          </table:table-cell>
          <table:table-cell table:style-name="ce9" office:value-type="float" office:value="0.4543" calcext:value-type="float">
            <text:p>0.454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100000c0000001</text:p>
          </table:table-cell>
          <table:table-cell table:style-name="ce9" office:value-type="float" office:value="36.0437" calcext:value-type="float">
            <text:p>36.0437</text:p>
          </table:table-cell>
          <table:table-cell table:style-name="ce9" office:value-type="float" office:value="0.306" calcext:value-type="float">
            <text:p>0.306</text:p>
          </table:table-cell>
          <table:table-cell table:style-name="ce9" office:value-type="float" office:value="0.3451" calcext:value-type="float">
            <text:p>0.3451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1717" calcext:value-type="float">
            <text:p>4.1717</text:p>
          </table:table-cell>
          <table:table-cell table:style-name="ce9" office:value-type="float" office:value="0.3444" calcext:value-type="float">
            <text:p>0.3444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5867" calcext:value-type="float">
            <text:p>2.5867</text:p>
          </table:table-cell>
          <table:table-cell table:style-name="ce9" office:value-type="float" office:value="0.4543" calcext:value-type="float">
            <text:p>0.454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20000000000001" calcext:value-type="float">
            <text:p>20000000000001</text:p>
          </table:table-cell>
          <table:table-cell table:style-name="ce9" office:value-type="float" office:value="36.7368" calcext:value-type="float">
            <text:p>36.7368</text:p>
          </table:table-cell>
          <table:table-cell table:style-name="ce9" office:value-type="float" office:value="0.3018" calcext:value-type="float">
            <text:p>0.3018</text:p>
          </table:table-cell>
          <table:table-cell table:style-name="ce9" office:value-type="float" office:value="0.3403" calcext:value-type="float">
            <text:p>0.3403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1992" calcext:value-type="float">
            <text:p>4.1992</text:p>
          </table:table-cell>
          <table:table-cell table:style-name="ce9" office:value-type="float" office:value="0.3392" calcext:value-type="float">
            <text:p>0.3392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6142" calcext:value-type="float">
            <text:p>2.6142</text:p>
          </table:table-cell>
          <table:table-cell table:style-name="ce9" office:value-type="float" office:value="0.45" calcext:value-type="float">
            <text:p>0.4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20000040000001" calcext:value-type="float">
            <text:p>20000040000001</text:p>
          </table:table-cell>
          <table:table-cell table:style-name="ce9" office:value-type="float" office:value="36.7368" calcext:value-type="float">
            <text:p>36.7368</text:p>
          </table:table-cell>
          <table:table-cell table:style-name="ce9" office:value-type="float" office:value="0.3018" calcext:value-type="float">
            <text:p>0.3018</text:p>
          </table:table-cell>
          <table:table-cell table:style-name="ce9" office:value-type="float" office:value="0.3403" calcext:value-type="float">
            <text:p>0.3403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1992" calcext:value-type="float">
            <text:p>4.1992</text:p>
          </table:table-cell>
          <table:table-cell table:style-name="ce9" office:value-type="float" office:value="0.3392" calcext:value-type="float">
            <text:p>0.3392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6142" calcext:value-type="float">
            <text:p>2.6142</text:p>
          </table:table-cell>
          <table:table-cell table:style-name="ce9" office:value-type="float" office:value="0.45" calcext:value-type="float">
            <text:p>0.4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20000080000001" calcext:value-type="float">
            <text:p>20000080000001</text:p>
          </table:table-cell>
          <table:table-cell table:style-name="ce9" office:value-type="float" office:value="36.7368" calcext:value-type="float">
            <text:p>36.7368</text:p>
          </table:table-cell>
          <table:table-cell table:style-name="ce9" office:value-type="float" office:value="0.3018" calcext:value-type="float">
            <text:p>0.3018</text:p>
          </table:table-cell>
          <table:table-cell table:style-name="ce9" office:value-type="float" office:value="0.3403" calcext:value-type="float">
            <text:p>0.3403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1992" calcext:value-type="float">
            <text:p>4.1992</text:p>
          </table:table-cell>
          <table:table-cell table:style-name="ce9" office:value-type="float" office:value="0.3392" calcext:value-type="float">
            <text:p>0.3392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6142" calcext:value-type="float">
            <text:p>2.6142</text:p>
          </table:table-cell>
          <table:table-cell table:style-name="ce9" office:value-type="float" office:value="0.4472" calcext:value-type="float">
            <text:p>0.447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200000c0000001</text:p>
          </table:table-cell>
          <table:table-cell table:style-name="ce9" office:value-type="float" office:value="36.7368" calcext:value-type="float">
            <text:p>36.7368</text:p>
          </table:table-cell>
          <table:table-cell table:style-name="ce9" office:value-type="float" office:value="0.3018" calcext:value-type="float">
            <text:p>0.3018</text:p>
          </table:table-cell>
          <table:table-cell table:style-name="ce9" office:value-type="float" office:value="0.3403" calcext:value-type="float">
            <text:p>0.3403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1992" calcext:value-type="float">
            <text:p>4.1992</text:p>
          </table:table-cell>
          <table:table-cell table:style-name="ce9" office:value-type="float" office:value="0.3391" calcext:value-type="float">
            <text:p>0.3391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6142" calcext:value-type="float">
            <text:p>2.6142</text:p>
          </table:table-cell>
          <table:table-cell table:style-name="ce9" office:value-type="float" office:value="0.4499" calcext:value-type="float">
            <text:p>0.449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40000000000001" calcext:value-type="float">
            <text:p>40000000000001</text:p>
          </table:table-cell>
          <table:table-cell table:style-name="ce9" office:value-type="float" office:value="37.4299" calcext:value-type="float">
            <text:p>37.4299</text:p>
          </table:table-cell>
          <table:table-cell table:style-name="ce9" office:value-type="float" office:value="0.2977" calcext:value-type="float">
            <text:p>0.2977</text:p>
          </table:table-cell>
          <table:table-cell table:style-name="ce9" office:value-type="float" office:value="0.3357" calcext:value-type="float">
            <text:p>0.3357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2261" calcext:value-type="float">
            <text:p>4.2261</text:p>
          </table:table-cell>
          <table:table-cell table:style-name="ce9" office:value-type="float" office:value="0.3341" calcext:value-type="float">
            <text:p>0.3341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6412" calcext:value-type="float">
            <text:p>2.6412</text:p>
          </table:table-cell>
          <table:table-cell table:style-name="ce9" office:value-type="float" office:value="0.4457" calcext:value-type="float">
            <text:p>0.445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40000040000001" calcext:value-type="float">
            <text:p>40000040000001</text:p>
          </table:table-cell>
          <table:table-cell table:style-name="ce9" office:value-type="float" office:value="37.4299" calcext:value-type="float">
            <text:p>37.4299</text:p>
          </table:table-cell>
          <table:table-cell table:style-name="ce9" office:value-type="float" office:value="0.2977" calcext:value-type="float">
            <text:p>0.2977</text:p>
          </table:table-cell>
          <table:table-cell table:style-name="ce9" office:value-type="float" office:value="0.3356" calcext:value-type="float">
            <text:p>0.3356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2261" calcext:value-type="float">
            <text:p>4.2261</text:p>
          </table:table-cell>
          <table:table-cell table:style-name="ce9" office:value-type="float" office:value="0.334" calcext:value-type="float">
            <text:p>0.334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6412" calcext:value-type="float">
            <text:p>2.6412</text:p>
          </table:table-cell>
          <table:table-cell table:style-name="ce9" office:value-type="float" office:value="0.4457" calcext:value-type="float">
            <text:p>0.445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40000080000001" calcext:value-type="float">
            <text:p>40000080000001</text:p>
          </table:table-cell>
          <table:table-cell table:style-name="ce9" office:value-type="float" office:value="37.4299" calcext:value-type="float">
            <text:p>37.4299</text:p>
          </table:table-cell>
          <table:table-cell table:style-name="ce9" office:value-type="float" office:value="0.2977" calcext:value-type="float">
            <text:p>0.2977</text:p>
          </table:table-cell>
          <table:table-cell table:style-name="ce9" office:value-type="float" office:value="0.3356" calcext:value-type="float">
            <text:p>0.3356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2261" calcext:value-type="float">
            <text:p>4.2261</text:p>
          </table:table-cell>
          <table:table-cell table:style-name="ce9" office:value-type="float" office:value="0.334" calcext:value-type="float">
            <text:p>0.334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6412" calcext:value-type="float">
            <text:p>2.6412</text:p>
          </table:table-cell>
          <table:table-cell table:style-name="ce9" office:value-type="float" office:value="0.4457" calcext:value-type="float">
            <text:p>0.445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400000c0000001</text:p>
          </table:table-cell>
          <table:table-cell table:style-name="ce9" office:value-type="float" office:value="37.4299" calcext:value-type="float">
            <text:p>37.4299</text:p>
          </table:table-cell>
          <table:table-cell table:style-name="ce9" office:value-type="float" office:value="0.2977" calcext:value-type="float">
            <text:p>0.2977</text:p>
          </table:table-cell>
          <table:table-cell table:style-name="ce9" office:value-type="float" office:value="0.3357" calcext:value-type="float">
            <text:p>0.3357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2261" calcext:value-type="float">
            <text:p>4.2261</text:p>
          </table:table-cell>
          <table:table-cell table:style-name="ce9" office:value-type="float" office:value="0.3341" calcext:value-type="float">
            <text:p>0.3341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6412" calcext:value-type="float">
            <text:p>2.6412</text:p>
          </table:table-cell>
          <table:table-cell table:style-name="ce9" office:value-type="float" office:value="0.4458" calcext:value-type="float">
            <text:p>0.4458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80000000000001" calcext:value-type="float">
            <text:p>80000000000001</text:p>
          </table:table-cell>
          <table:table-cell table:style-name="ce9" office:value-type="float" office:value="38.1231" calcext:value-type="float">
            <text:p>38.1231</text:p>
          </table:table-cell>
          <table:table-cell table:style-name="ce9" office:value-type="float" office:value="0.2938" calcext:value-type="float">
            <text:p>0.2938</text:p>
          </table:table-cell>
          <table:table-cell table:style-name="ce9" office:value-type="float" office:value="0.3312" calcext:value-type="float">
            <text:p>0.331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2526" calcext:value-type="float">
            <text:p>4.2526</text:p>
          </table:table-cell>
          <table:table-cell table:style-name="ce9" office:value-type="float" office:value="0.3292" calcext:value-type="float">
            <text:p>0.3292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6676" calcext:value-type="float">
            <text:p>2.6676</text:p>
          </table:table-cell>
          <table:table-cell table:style-name="ce9" office:value-type="float" office:value="0.4416" calcext:value-type="float">
            <text:p>0.441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80000040000001" calcext:value-type="float">
            <text:p>80000040000001</text:p>
          </table:table-cell>
          <table:table-cell table:style-name="ce9" office:value-type="float" office:value="38.1231" calcext:value-type="float">
            <text:p>38.1231</text:p>
          </table:table-cell>
          <table:table-cell table:style-name="ce9" office:value-type="float" office:value="0.2937" calcext:value-type="float">
            <text:p>0.2937</text:p>
          </table:table-cell>
          <table:table-cell table:style-name="ce9" office:value-type="float" office:value="0.3312" calcext:value-type="float">
            <text:p>0.331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2526" calcext:value-type="float">
            <text:p>4.2526</text:p>
          </table:table-cell>
          <table:table-cell table:style-name="ce9" office:value-type="float" office:value="0.3292" calcext:value-type="float">
            <text:p>0.3292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6676" calcext:value-type="float">
            <text:p>2.6676</text:p>
          </table:table-cell>
          <table:table-cell table:style-name="ce9" office:value-type="float" office:value="0.4416" calcext:value-type="float">
            <text:p>0.441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80000080000001" calcext:value-type="float">
            <text:p>80000080000001</text:p>
          </table:table-cell>
          <table:table-cell table:style-name="ce9" office:value-type="float" office:value="38.1231" calcext:value-type="float">
            <text:p>38.1231</text:p>
          </table:table-cell>
          <table:table-cell table:style-name="ce9" office:value-type="float" office:value="0.2937" calcext:value-type="float">
            <text:p>0.2937</text:p>
          </table:table-cell>
          <table:table-cell table:style-name="ce9" office:value-type="float" office:value="0.3312" calcext:value-type="float">
            <text:p>0.331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2526" calcext:value-type="float">
            <text:p>4.2526</text:p>
          </table:table-cell>
          <table:table-cell table:style-name="ce9" office:value-type="float" office:value="0.3292" calcext:value-type="float">
            <text:p>0.3292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6676" calcext:value-type="float">
            <text:p>2.6676</text:p>
          </table:table-cell>
          <table:table-cell table:style-name="ce9" office:value-type="float" office:value="0.4416" calcext:value-type="float">
            <text:p>0.441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0800000c0000001</text:p>
          </table:table-cell>
          <table:table-cell table:style-name="ce9" office:value-type="float" office:value="38.1231" calcext:value-type="float">
            <text:p>38.1231</text:p>
          </table:table-cell>
          <table:table-cell table:style-name="ce9" office:value-type="float" office:value="0.2937" calcext:value-type="float">
            <text:p>0.2937</text:p>
          </table:table-cell>
          <table:table-cell table:style-name="ce9" office:value-type="float" office:value="0.3312" calcext:value-type="float">
            <text:p>0.3312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2526" calcext:value-type="float">
            <text:p>4.2526</text:p>
          </table:table-cell>
          <table:table-cell table:style-name="ce9" office:value-type="float" office:value="0.3292" calcext:value-type="float">
            <text:p>0.3292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6676" calcext:value-type="float">
            <text:p>2.6676</text:p>
          </table:table-cell>
          <table:table-cell table:style-name="ce9" office:value-type="float" office:value="0.4391" calcext:value-type="float">
            <text:p>0.439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100000000000001" calcext:value-type="float">
            <text:p>100000000000001</text:p>
          </table:table-cell>
          <table:table-cell table:style-name="ce9" office:value-type="float" office:value="38.8162" calcext:value-type="float">
            <text:p>38.8162</text:p>
          </table:table-cell>
          <table:table-cell table:style-name="ce9" office:value-type="float" office:value="0.2899" calcext:value-type="float">
            <text:p>0.2899</text:p>
          </table:table-cell>
          <table:table-cell table:style-name="ce9" office:value-type="float" office:value="0.3268" calcext:value-type="float">
            <text:p>0.3268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2786" calcext:value-type="float">
            <text:p>4.2786</text:p>
          </table:table-cell>
          <table:table-cell table:style-name="ce9" office:value-type="float" office:value="0.3245" calcext:value-type="float">
            <text:p>0.3245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6936" calcext:value-type="float">
            <text:p>2.6936</text:p>
          </table:table-cell>
          <table:table-cell table:style-name="ce9" office:value-type="float" office:value="0.4377" calcext:value-type="float">
            <text:p>0.437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100000040000001" calcext:value-type="float">
            <text:p>100000040000001</text:p>
          </table:table-cell>
          <table:table-cell table:style-name="ce9" office:value-type="float" office:value="38.8162" calcext:value-type="float">
            <text:p>38.8162</text:p>
          </table:table-cell>
          <table:table-cell table:style-name="ce9" office:value-type="float" office:value="0.2899" calcext:value-type="float">
            <text:p>0.2899</text:p>
          </table:table-cell>
          <table:table-cell table:style-name="ce9" office:value-type="float" office:value="0.3268" calcext:value-type="float">
            <text:p>0.3268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2786" calcext:value-type="float">
            <text:p>4.2786</text:p>
          </table:table-cell>
          <table:table-cell table:style-name="ce9" office:value-type="float" office:value="0.3244" calcext:value-type="float">
            <text:p>0.3244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6936" calcext:value-type="float">
            <text:p>2.6936</text:p>
          </table:table-cell>
          <table:table-cell table:style-name="ce9" office:value-type="float" office:value="0.4352" calcext:value-type="float">
            <text:p>0.435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100000080000001" calcext:value-type="float">
            <text:p>100000080000001</text:p>
          </table:table-cell>
          <table:table-cell table:style-name="ce9" office:value-type="float" office:value="38.8162" calcext:value-type="float">
            <text:p>38.8162</text:p>
          </table:table-cell>
          <table:table-cell table:style-name="ce9" office:value-type="float" office:value="0.2899" calcext:value-type="float">
            <text:p>0.2899</text:p>
          </table:table-cell>
          <table:table-cell table:style-name="ce9" office:value-type="float" office:value="0.3268" calcext:value-type="float">
            <text:p>0.3268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2786" calcext:value-type="float">
            <text:p>4.2786</text:p>
          </table:table-cell>
          <table:table-cell table:style-name="ce9" office:value-type="float" office:value="0.3245" calcext:value-type="float">
            <text:p>0.3245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6936" calcext:value-type="float">
            <text:p>2.6936</text:p>
          </table:table-cell>
          <table:table-cell table:style-name="ce9" office:value-type="float" office:value="0.4377" calcext:value-type="float">
            <text:p>0.437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1000000c0000001</text:p>
          </table:table-cell>
          <table:table-cell table:style-name="ce9" office:value-type="float" office:value="38.8162" calcext:value-type="float">
            <text:p>38.8162</text:p>
          </table:table-cell>
          <table:table-cell table:style-name="ce9" office:value-type="float" office:value="0.2899" calcext:value-type="float">
            <text:p>0.2899</text:p>
          </table:table-cell>
          <table:table-cell table:style-name="ce9" office:value-type="float" office:value="0.3268" calcext:value-type="float">
            <text:p>0.3268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2786" calcext:value-type="float">
            <text:p>4.2786</text:p>
          </table:table-cell>
          <table:table-cell table:style-name="ce9" office:value-type="float" office:value="0.3245" calcext:value-type="float">
            <text:p>0.3245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6936" calcext:value-type="float">
            <text:p>2.6936</text:p>
          </table:table-cell>
          <table:table-cell table:style-name="ce9" office:value-type="float" office:value="0.4377" calcext:value-type="float">
            <text:p>0.437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200000000000001" calcext:value-type="float">
            <text:p>200000000000001</text:p>
          </table:table-cell>
          <table:table-cell table:style-name="ce9" office:value-type="float" office:value="39.5094" calcext:value-type="float">
            <text:p>39.5094</text:p>
          </table:table-cell>
          <table:table-cell table:style-name="ce9" office:value-type="float" office:value="0.2862" calcext:value-type="float">
            <text:p>0.2862</text:p>
          </table:table-cell>
          <table:table-cell table:style-name="ce9" office:value-type="float" office:value="0.3226" calcext:value-type="float">
            <text:p>0.3226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3041" calcext:value-type="float">
            <text:p>4.3041</text:p>
          </table:table-cell>
          <table:table-cell table:style-name="ce9" office:value-type="float" office:value="0.3199" calcext:value-type="float">
            <text:p>0.3199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7192" calcext:value-type="float">
            <text:p>2.7192</text:p>
          </table:table-cell>
          <table:table-cell table:style-name="ce9" office:value-type="float" office:value="0.4338" calcext:value-type="float">
            <text:p>0.4338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200000040000001" calcext:value-type="float">
            <text:p>200000040000001</text:p>
          </table:table-cell>
          <table:table-cell table:style-name="ce9" office:value-type="float" office:value="39.5094" calcext:value-type="float">
            <text:p>39.5094</text:p>
          </table:table-cell>
          <table:table-cell table:style-name="ce9" office:value-type="float" office:value="0.2862" calcext:value-type="float">
            <text:p>0.2862</text:p>
          </table:table-cell>
          <table:table-cell table:style-name="ce9" office:value-type="float" office:value="0.3226" calcext:value-type="float">
            <text:p>0.3226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3041" calcext:value-type="float">
            <text:p>4.3041</text:p>
          </table:table-cell>
          <table:table-cell table:style-name="ce9" office:value-type="float" office:value="0.3199" calcext:value-type="float">
            <text:p>0.3199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7192" calcext:value-type="float">
            <text:p>2.7192</text:p>
          </table:table-cell>
          <table:table-cell table:style-name="ce9" office:value-type="float" office:value="0.4338" calcext:value-type="float">
            <text:p>0.4338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200000080000001" calcext:value-type="float">
            <text:p>200000080000001</text:p>
          </table:table-cell>
          <table:table-cell table:style-name="ce9" office:value-type="float" office:value="39.5094" calcext:value-type="float">
            <text:p>39.5094</text:p>
          </table:table-cell>
          <table:table-cell table:style-name="ce9" office:value-type="float" office:value="0.2862" calcext:value-type="float">
            <text:p>0.2862</text:p>
          </table:table-cell>
          <table:table-cell table:style-name="ce9" office:value-type="float" office:value="0.3226" calcext:value-type="float">
            <text:p>0.3226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3041" calcext:value-type="float">
            <text:p>4.3041</text:p>
          </table:table-cell>
          <table:table-cell table:style-name="ce9" office:value-type="float" office:value="0.3199" calcext:value-type="float">
            <text:p>0.3199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7192" calcext:value-type="float">
            <text:p>2.7192</text:p>
          </table:table-cell>
          <table:table-cell table:style-name="ce9" office:value-type="float" office:value="0.4315" calcext:value-type="float">
            <text:p>0.431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000000c0000001</text:p>
          </table:table-cell>
          <table:table-cell table:style-name="ce9" office:value-type="float" office:value="39.5094" calcext:value-type="float">
            <text:p>39.5094</text:p>
          </table:table-cell>
          <table:table-cell table:style-name="ce9" office:value-type="float" office:value="0.2861" calcext:value-type="float">
            <text:p>0.2861</text:p>
          </table:table-cell>
          <table:table-cell table:style-name="ce9" office:value-type="float" office:value="0.3226" calcext:value-type="float">
            <text:p>0.3226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3041" calcext:value-type="float">
            <text:p>4.3041</text:p>
          </table:table-cell>
          <table:table-cell table:style-name="ce9" office:value-type="float" office:value="0.3198" calcext:value-type="float">
            <text:p>0.3198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7192" calcext:value-type="float">
            <text:p>2.7192</text:p>
          </table:table-cell>
          <table:table-cell table:style-name="ce9" office:value-type="float" office:value="0.4338" calcext:value-type="float">
            <text:p>0.4338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400000000000001" calcext:value-type="float">
            <text:p>400000000000001</text:p>
          </table:table-cell>
          <table:table-cell table:style-name="ce9" office:value-type="float" office:value="40.2025" calcext:value-type="float">
            <text:p>40.2025</text:p>
          </table:table-cell>
          <table:table-cell table:style-name="ce9" office:value-type="float" office:value="0.2826" calcext:value-type="float">
            <text:p>0.2826</text:p>
          </table:table-cell>
          <table:table-cell table:style-name="ce9" office:value-type="float" office:value="0.3185" calcext:value-type="float">
            <text:p>0.3185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3292" calcext:value-type="float">
            <text:p>4.3292</text:p>
          </table:table-cell>
          <table:table-cell table:style-name="ce9" office:value-type="float" office:value="0.3154" calcext:value-type="float">
            <text:p>0.3154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7443" calcext:value-type="float">
            <text:p>2.7443</text:p>
          </table:table-cell>
          <table:table-cell table:style-name="ce9" office:value-type="float" office:value="0.4301" calcext:value-type="float">
            <text:p>0.430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400000040000001" calcext:value-type="float">
            <text:p>400000040000001</text:p>
          </table:table-cell>
          <table:table-cell table:style-name="ce9" office:value-type="float" office:value="40.2025" calcext:value-type="float">
            <text:p>40.2025</text:p>
          </table:table-cell>
          <table:table-cell table:style-name="ce9" office:value-type="float" office:value="0.2826" calcext:value-type="float">
            <text:p>0.2826</text:p>
          </table:table-cell>
          <table:table-cell table:style-name="ce9" office:value-type="float" office:value="0.3186" calcext:value-type="float">
            <text:p>0.3186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3292" calcext:value-type="float">
            <text:p>4.3292</text:p>
          </table:table-cell>
          <table:table-cell table:style-name="ce9" office:value-type="float" office:value="0.3155" calcext:value-type="float">
            <text:p>0.3155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7443" calcext:value-type="float">
            <text:p>2.7443</text:p>
          </table:table-cell>
          <table:table-cell table:style-name="ce9" office:value-type="float" office:value="0.4301" calcext:value-type="float">
            <text:p>0.430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400000080000001" calcext:value-type="float">
            <text:p>400000080000001</text:p>
          </table:table-cell>
          <table:table-cell table:style-name="ce9" office:value-type="float" office:value="40.2025" calcext:value-type="float">
            <text:p>40.2025</text:p>
          </table:table-cell>
          <table:table-cell table:style-name="ce9" office:value-type="float" office:value="0.2825" calcext:value-type="float">
            <text:p>0.2825</text:p>
          </table:table-cell>
          <table:table-cell table:style-name="ce9" office:value-type="float" office:value="0.3185" calcext:value-type="float">
            <text:p>0.3185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3292" calcext:value-type="float">
            <text:p>4.3292</text:p>
          </table:table-cell>
          <table:table-cell table:style-name="ce9" office:value-type="float" office:value="0.3154" calcext:value-type="float">
            <text:p>0.3154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7443" calcext:value-type="float">
            <text:p>2.7443</text:p>
          </table:table-cell>
          <table:table-cell table:style-name="ce9" office:value-type="float" office:value="0.4301" calcext:value-type="float">
            <text:p>0.430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000000c0000001</text:p>
          </table:table-cell>
          <table:table-cell table:style-name="ce9" office:value-type="float" office:value="40.2025" calcext:value-type="float">
            <text:p>40.2025</text:p>
          </table:table-cell>
          <table:table-cell table:style-name="ce9" office:value-type="float" office:value="0.2826" calcext:value-type="float">
            <text:p>0.2826</text:p>
          </table:table-cell>
          <table:table-cell table:style-name="ce9" office:value-type="float" office:value="0.3186" calcext:value-type="float">
            <text:p>0.3186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3292" calcext:value-type="float">
            <text:p>4.3292</text:p>
          </table:table-cell>
          <table:table-cell table:style-name="ce9" office:value-type="float" office:value="0.3155" calcext:value-type="float">
            <text:p>0.3155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7443" calcext:value-type="float">
            <text:p>2.7443</text:p>
          </table:table-cell>
          <table:table-cell table:style-name="ce9" office:value-type="float" office:value="0.4302" calcext:value-type="float">
            <text:p>0.430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800000000000001" calcext:value-type="float">
            <text:p>800000000000001</text:p>
          </table:table-cell>
          <table:table-cell table:style-name="ce9" office:value-type="float" office:value="40.8957" calcext:value-type="float">
            <text:p>40.8957</text:p>
          </table:table-cell>
          <table:table-cell table:style-name="ce9" office:value-type="float" office:value="0.2791" calcext:value-type="float">
            <text:p>0.2791</text:p>
          </table:table-cell>
          <table:table-cell table:style-name="ce9" office:value-type="float" office:value="0.3146" calcext:value-type="float">
            <text:p>0.3146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3539" calcext:value-type="float">
            <text:p>4.3539</text:p>
          </table:table-cell>
          <table:table-cell table:style-name="ce9" office:value-type="float" office:value="0.3112" calcext:value-type="float">
            <text:p>0.3112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7689" calcext:value-type="float">
            <text:p>2.7689</text:p>
          </table:table-cell>
          <table:table-cell table:style-name="ce9" office:value-type="float" office:value="0.4266" calcext:value-type="float">
            <text:p>0.426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800000040000001" calcext:value-type="float">
            <text:p>800000040000001</text:p>
          </table:table-cell>
          <table:table-cell table:style-name="ce9" office:value-type="float" office:value="40.8957" calcext:value-type="float">
            <text:p>40.8957</text:p>
          </table:table-cell>
          <table:table-cell table:style-name="ce9" office:value-type="float" office:value="0.279" calcext:value-type="float">
            <text:p>0.279</text:p>
          </table:table-cell>
          <table:table-cell table:style-name="ce9" office:value-type="float" office:value="0.3146" calcext:value-type="float">
            <text:p>0.3146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3539" calcext:value-type="float">
            <text:p>4.3539</text:p>
          </table:table-cell>
          <table:table-cell table:style-name="ce9" office:value-type="float" office:value="0.3112" calcext:value-type="float">
            <text:p>0.3112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7689" calcext:value-type="float">
            <text:p>2.7689</text:p>
          </table:table-cell>
          <table:table-cell table:style-name="ce9" office:value-type="float" office:value="0.4265" calcext:value-type="float">
            <text:p>0.426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800000080000001" calcext:value-type="float">
            <text:p>800000080000001</text:p>
          </table:table-cell>
          <table:table-cell table:style-name="ce9" office:value-type="float" office:value="40.8957" calcext:value-type="float">
            <text:p>40.8957</text:p>
          </table:table-cell>
          <table:table-cell table:style-name="ce9" office:value-type="float" office:value="0.279" calcext:value-type="float">
            <text:p>0.279</text:p>
          </table:table-cell>
          <table:table-cell table:style-name="ce9" office:value-type="float" office:value="0.3146" calcext:value-type="float">
            <text:p>0.3146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3539" calcext:value-type="float">
            <text:p>4.3539</text:p>
          </table:table-cell>
          <table:table-cell table:style-name="ce9" office:value-type="float" office:value="0.3112" calcext:value-type="float">
            <text:p>0.3112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7689" calcext:value-type="float">
            <text:p>2.7689</text:p>
          </table:table-cell>
          <table:table-cell table:style-name="ce9" office:value-type="float" office:value="0.4265" calcext:value-type="float">
            <text:p>0.426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8000000c0000001</text:p>
          </table:table-cell>
          <table:table-cell table:style-name="ce9" office:value-type="float" office:value="40.8957" calcext:value-type="float">
            <text:p>40.8957</text:p>
          </table:table-cell>
          <table:table-cell table:style-name="ce9" office:value-type="float" office:value="0.279" calcext:value-type="float">
            <text:p>0.279</text:p>
          </table:table-cell>
          <table:table-cell table:style-name="ce9" office:value-type="float" office:value="0.3146" calcext:value-type="float">
            <text:p>0.3146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3539" calcext:value-type="float">
            <text:p>4.3539</text:p>
          </table:table-cell>
          <table:table-cell table:style-name="ce9" office:value-type="float" office:value="0.3112" calcext:value-type="float">
            <text:p>0.3112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7689" calcext:value-type="float">
            <text:p>2.7689</text:p>
          </table:table-cell>
          <table:table-cell table:style-name="ce9" office:value-type="float" office:value="0.4243" calcext:value-type="float">
            <text:p>0.424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1000000000000001" calcext:value-type="float">
            <text:p>1000000000000001</text:p>
          </table:table-cell>
          <table:table-cell table:style-name="ce9" office:value-type="float" office:value="41.5888" calcext:value-type="float">
            <text:p>41.5888</text:p>
          </table:table-cell>
          <table:table-cell table:style-name="ce9" office:value-type="float" office:value="0.2756" calcext:value-type="float">
            <text:p>0.2756</text:p>
          </table:table-cell>
          <table:table-cell table:style-name="ce9" office:value-type="float" office:value="0.3108" calcext:value-type="float">
            <text:p>0.3108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3781" calcext:value-type="float">
            <text:p>4.3781</text:p>
          </table:table-cell>
          <table:table-cell table:style-name="ce9" office:value-type="float" office:value="0.3071" calcext:value-type="float">
            <text:p>0.3071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7932" calcext:value-type="float">
            <text:p>2.7932</text:p>
          </table:table-cell>
          <table:table-cell table:style-name="ce9" office:value-type="float" office:value="0.423" calcext:value-type="float">
            <text:p>0.42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1000000040000001" calcext:value-type="float">
            <text:p>1000000040000001</text:p>
          </table:table-cell>
          <table:table-cell table:style-name="ce9" office:value-type="float" office:value="41.5888" calcext:value-type="float">
            <text:p>41.5888</text:p>
          </table:table-cell>
          <table:table-cell table:style-name="ce9" office:value-type="float" office:value="0.2756" calcext:value-type="float">
            <text:p>0.2756</text:p>
          </table:table-cell>
          <table:table-cell table:style-name="ce9" office:value-type="float" office:value="0.3108" calcext:value-type="float">
            <text:p>0.3108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3781" calcext:value-type="float">
            <text:p>4.3781</text:p>
          </table:table-cell>
          <table:table-cell table:style-name="ce9" office:value-type="float" office:value="0.3071" calcext:value-type="float">
            <text:p>0.3071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7932" calcext:value-type="float">
            <text:p>2.7932</text:p>
          </table:table-cell>
          <table:table-cell table:style-name="ce9" office:value-type="float" office:value="0.4209" calcext:value-type="float">
            <text:p>0.420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1000000080000001" calcext:value-type="float">
            <text:p>1000000080000001</text:p>
          </table:table-cell>
          <table:table-cell table:style-name="ce9" office:value-type="float" office:value="41.5888" calcext:value-type="float">
            <text:p>41.5888</text:p>
          </table:table-cell>
          <table:table-cell table:style-name="ce9" office:value-type="float" office:value="0.2756" calcext:value-type="float">
            <text:p>0.2756</text:p>
          </table:table-cell>
          <table:table-cell table:style-name="ce9" office:value-type="float" office:value="0.3108" calcext:value-type="float">
            <text:p>0.3108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3781" calcext:value-type="float">
            <text:p>4.3781</text:p>
          </table:table-cell>
          <table:table-cell table:style-name="ce9" office:value-type="float" office:value="0.3071" calcext:value-type="float">
            <text:p>0.3071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7932" calcext:value-type="float">
            <text:p>2.7932</text:p>
          </table:table-cell>
          <table:table-cell table:style-name="ce9" office:value-type="float" office:value="0.423" calcext:value-type="float">
            <text:p>0.42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0000000c0000001</text:p>
          </table:table-cell>
          <table:table-cell table:style-name="ce9" office:value-type="float" office:value="41.5888" calcext:value-type="float">
            <text:p>41.5888</text:p>
          </table:table-cell>
          <table:table-cell table:style-name="ce9" office:value-type="float" office:value="0.2756" calcext:value-type="float">
            <text:p>0.2756</text:p>
          </table:table-cell>
          <table:table-cell table:style-name="ce9" office:value-type="float" office:value="0.3108" calcext:value-type="float">
            <text:p>0.3108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3781" calcext:value-type="float">
            <text:p>4.3781</text:p>
          </table:table-cell>
          <table:table-cell table:style-name="ce9" office:value-type="float" office:value="0.3071" calcext:value-type="float">
            <text:p>0.3071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7932" calcext:value-type="float">
            <text:p>2.7932</text:p>
          </table:table-cell>
          <table:table-cell table:style-name="ce9" office:value-type="float" office:value="0.4231" calcext:value-type="float">
            <text:p>0.423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2000000000000001" calcext:value-type="float">
            <text:p>2000000000000001</text:p>
          </table:table-cell>
          <table:table-cell table:style-name="ce9" office:value-type="float" office:value="42.282" calcext:value-type="float">
            <text:p>42.282</text:p>
          </table:table-cell>
          <table:table-cell table:style-name="ce9" office:value-type="float" office:value="0.2722" calcext:value-type="float">
            <text:p>0.2722</text:p>
          </table:table-cell>
          <table:table-cell table:style-name="ce9" office:value-type="float" office:value="0.307" calcext:value-type="float">
            <text:p>0.307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402" calcext:value-type="float">
            <text:p>4.402</text:p>
          </table:table-cell>
          <table:table-cell table:style-name="ce9" office:value-type="float" office:value="0.303" calcext:value-type="float">
            <text:p>0.303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817" calcext:value-type="float">
            <text:p>2.817</text:p>
          </table:table-cell>
          <table:table-cell table:style-name="ce9" office:value-type="float" office:value="0.4196" calcext:value-type="float">
            <text:p>0.419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2000000040000001" calcext:value-type="float">
            <text:p>2000000040000001</text:p>
          </table:table-cell>
          <table:table-cell table:style-name="ce9" office:value-type="float" office:value="42.282" calcext:value-type="float">
            <text:p>42.282</text:p>
          </table:table-cell>
          <table:table-cell table:style-name="ce9" office:value-type="float" office:value="0.2723" calcext:value-type="float">
            <text:p>0.2723</text:p>
          </table:table-cell>
          <table:table-cell table:style-name="ce9" office:value-type="float" office:value="0.3071" calcext:value-type="float">
            <text:p>0.3071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402" calcext:value-type="float">
            <text:p>4.402</text:p>
          </table:table-cell>
          <table:table-cell table:style-name="ce9" office:value-type="float" office:value="0.3031" calcext:value-type="float">
            <text:p>0.3031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817" calcext:value-type="float">
            <text:p>2.817</text:p>
          </table:table-cell>
          <table:table-cell table:style-name="ce9" office:value-type="float" office:value="0.4197" calcext:value-type="float">
            <text:p>0.419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2000000080000001" calcext:value-type="float">
            <text:p>2000000080000001</text:p>
          </table:table-cell>
          <table:table-cell table:style-name="ce9" office:value-type="float" office:value="42.282" calcext:value-type="float">
            <text:p>42.282</text:p>
          </table:table-cell>
          <table:table-cell table:style-name="ce9" office:value-type="float" office:value="0.2723" calcext:value-type="float">
            <text:p>0.2723</text:p>
          </table:table-cell>
          <table:table-cell table:style-name="ce9" office:value-type="float" office:value="0.307" calcext:value-type="float">
            <text:p>0.307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402" calcext:value-type="float">
            <text:p>4.402</text:p>
          </table:table-cell>
          <table:table-cell table:style-name="ce9" office:value-type="float" office:value="0.3031" calcext:value-type="float">
            <text:p>0.3031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817" calcext:value-type="float">
            <text:p>2.817</text:p>
          </table:table-cell>
          <table:table-cell table:style-name="ce9" office:value-type="float" office:value="0.4175" calcext:value-type="float">
            <text:p>0.417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20000000c0000001</text:p>
          </table:table-cell>
          <table:table-cell table:style-name="ce9" office:value-type="float" office:value="42.282" calcext:value-type="float">
            <text:p>42.282</text:p>
          </table:table-cell>
          <table:table-cell table:style-name="ce9" office:value-type="float" office:value="0.2723" calcext:value-type="float">
            <text:p>0.2723</text:p>
          </table:table-cell>
          <table:table-cell table:style-name="ce9" office:value-type="float" office:value="0.3071" calcext:value-type="float">
            <text:p>0.3071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402" calcext:value-type="float">
            <text:p>4.402</text:p>
          </table:table-cell>
          <table:table-cell table:style-name="ce9" office:value-type="float" office:value="0.3031" calcext:value-type="float">
            <text:p>0.3031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817" calcext:value-type="float">
            <text:p>2.817</text:p>
          </table:table-cell>
          <table:table-cell table:style-name="ce9" office:value-type="float" office:value="0.4197" calcext:value-type="float">
            <text:p>0.419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4000000000000001" calcext:value-type="float">
            <text:p>4000000000000001</text:p>
          </table:table-cell>
          <table:table-cell table:style-name="ce9" office:value-type="float" office:value="42.9751" calcext:value-type="float">
            <text:p>42.9751</text:p>
          </table:table-cell>
          <table:table-cell table:style-name="ce9" office:value-type="float" office:value="0.269" calcext:value-type="float">
            <text:p>0.269</text:p>
          </table:table-cell>
          <table:table-cell table:style-name="ce9" office:value-type="float" office:value="0.3034" calcext:value-type="float">
            <text:p>0.3034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4254" calcext:value-type="float">
            <text:p>4.4254</text:p>
          </table:table-cell>
          <table:table-cell table:style-name="ce9" office:value-type="float" office:value="0.2992" calcext:value-type="float">
            <text:p>0.2992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8405" calcext:value-type="float">
            <text:p>2.8405</text:p>
          </table:table-cell>
          <table:table-cell table:style-name="ce9" office:value-type="float" office:value="0.4164" calcext:value-type="float">
            <text:p>0.416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4000000040000001" calcext:value-type="float">
            <text:p>4000000040000001</text:p>
          </table:table-cell>
          <table:table-cell table:style-name="ce9" office:value-type="float" office:value="42.9751" calcext:value-type="float">
            <text:p>42.9751</text:p>
          </table:table-cell>
          <table:table-cell table:style-name="ce9" office:value-type="float" office:value="0.269" calcext:value-type="float">
            <text:p>0.269</text:p>
          </table:table-cell>
          <table:table-cell table:style-name="ce9" office:value-type="float" office:value="0.3034" calcext:value-type="float">
            <text:p>0.3034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4254" calcext:value-type="float">
            <text:p>4.4254</text:p>
          </table:table-cell>
          <table:table-cell table:style-name="ce9" office:value-type="float" office:value="0.2992" calcext:value-type="float">
            <text:p>0.2992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8405" calcext:value-type="float">
            <text:p>2.8405</text:p>
          </table:table-cell>
          <table:table-cell table:style-name="ce9" office:value-type="float" office:value="0.4164" calcext:value-type="float">
            <text:p>0.416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4000000080000001" calcext:value-type="float">
            <text:p>4000000080000001</text:p>
          </table:table-cell>
          <table:table-cell table:style-name="ce9" office:value-type="float" office:value="42.9751" calcext:value-type="float">
            <text:p>42.9751</text:p>
          </table:table-cell>
          <table:table-cell table:style-name="ce9" office:value-type="float" office:value="0.269" calcext:value-type="float">
            <text:p>0.269</text:p>
          </table:table-cell>
          <table:table-cell table:style-name="ce9" office:value-type="float" office:value="0.3034" calcext:value-type="float">
            <text:p>0.3034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4254" calcext:value-type="float">
            <text:p>4.4254</text:p>
          </table:table-cell>
          <table:table-cell table:style-name="ce9" office:value-type="float" office:value="0.2992" calcext:value-type="float">
            <text:p>0.2992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8405" calcext:value-type="float">
            <text:p>2.8405</text:p>
          </table:table-cell>
          <table:table-cell table:style-name="ce9" office:value-type="float" office:value="0.4164" calcext:value-type="float">
            <text:p>0.416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40000000c0000001</text:p>
          </table:table-cell>
          <table:table-cell table:style-name="ce9" office:value-type="float" office:value="42.9751" calcext:value-type="float">
            <text:p>42.9751</text:p>
          </table:table-cell>
          <table:table-cell table:style-name="ce9" office:value-type="float" office:value="0.269" calcext:value-type="float">
            <text:p>0.269</text:p>
          </table:table-cell>
          <table:table-cell table:style-name="ce9" office:value-type="float" office:value="0.3034" calcext:value-type="float">
            <text:p>0.3034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4254" calcext:value-type="float">
            <text:p>4.4254</text:p>
          </table:table-cell>
          <table:table-cell table:style-name="ce9" office:value-type="float" office:value="0.2992" calcext:value-type="float">
            <text:p>0.2992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8405" calcext:value-type="float">
            <text:p>2.8405</text:p>
          </table:table-cell>
          <table:table-cell table:style-name="ce9" office:value-type="float" office:value="0.4164" calcext:value-type="float">
            <text:p>0.416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8000000000000001" calcext:value-type="float">
            <text:p>8000000000000001</text:p>
          </table:table-cell>
          <table:table-cell table:style-name="ce9" office:value-type="float" office:value="43.6683" calcext:value-type="float">
            <text:p>43.6683</text:p>
          </table:table-cell>
          <table:table-cell table:style-name="ce9" office:value-type="float" office:value="0.2659" calcext:value-type="float">
            <text:p>0.2659</text:p>
          </table:table-cell>
          <table:table-cell table:style-name="ce9" office:value-type="float" office:value="0.2999" calcext:value-type="float">
            <text:p>0.2999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4485" calcext:value-type="float">
            <text:p>4.4485</text:p>
          </table:table-cell>
          <table:table-cell table:style-name="ce9" office:value-type="float" office:value="0.2955" calcext:value-type="float">
            <text:p>0.2955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8636" calcext:value-type="float">
            <text:p>2.8636</text:p>
          </table:table-cell>
          <table:table-cell table:style-name="ce9" office:value-type="float" office:value="0.4132" calcext:value-type="float">
            <text:p>0.413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8000000040000001" calcext:value-type="float">
            <text:p>8000000040000001</text:p>
          </table:table-cell>
          <table:table-cell table:style-name="ce9" office:value-type="float" office:value="43.6683" calcext:value-type="float">
            <text:p>43.6683</text:p>
          </table:table-cell>
          <table:table-cell table:style-name="ce9" office:value-type="float" office:value="0.2659" calcext:value-type="float">
            <text:p>0.2659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4485" calcext:value-type="float">
            <text:p>4.4485</text:p>
          </table:table-cell>
          <table:table-cell table:style-name="ce9" office:value-type="float" office:value="0.2955" calcext:value-type="float">
            <text:p>0.2955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8636" calcext:value-type="float">
            <text:p>2.8636</text:p>
          </table:table-cell>
          <table:table-cell table:style-name="ce9" office:value-type="float" office:value="0.4132" calcext:value-type="float">
            <text:p>0.413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float" office:value="8000000080000001" calcext:value-type="float">
            <text:p>8000000080000001</text:p>
          </table:table-cell>
          <table:table-cell table:style-name="ce9" office:value-type="float" office:value="43.6683" calcext:value-type="float">
            <text:p>43.6683</text:p>
          </table:table-cell>
          <table:table-cell table:style-name="ce9" office:value-type="float" office:value="0.2659" calcext:value-type="float">
            <text:p>0.2659</text:p>
          </table:table-cell>
          <table:table-cell table:style-name="ce9" office:value-type="float" office:value="0.2999" calcext:value-type="float">
            <text:p>0.2999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4485" calcext:value-type="float">
            <text:p>4.4485</text:p>
          </table:table-cell>
          <table:table-cell table:style-name="ce9" office:value-type="float" office:value="0.2954" calcext:value-type="float">
            <text:p>0.2954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8636" calcext:value-type="float">
            <text:p>2.8636</text:p>
          </table:table-cell>
          <table:table-cell table:style-name="ce9" office:value-type="float" office:value="0.4132" calcext:value-type="float">
            <text:p>0.413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80000000c0000001</text:p>
          </table:table-cell>
          <table:table-cell table:style-name="ce9" office:value-type="float" office:value="43.6683" calcext:value-type="float">
            <text:p>43.6683</text:p>
          </table:table-cell>
          <table:table-cell table:style-name="ce9" office:value-type="float" office:value="0.2659" calcext:value-type="float">
            <text:p>0.2659</text:p>
          </table:table-cell>
          <table:table-cell table:style-name="ce9" office:value-type="float" office:value="0.2999" calcext:value-type="float">
            <text:p>0.2999</text:p>
          </table:table-cell>
          <table:table-cell table:style-name="ce9" office:value-type="string" calcext:value-type="string">
            <text:p>4, 1, 1, 1</text:p>
          </table:table-cell>
          <table:table-cell table:style-name="ce9" office:value-type="float" office:value="4.4485" calcext:value-type="float">
            <text:p>4.4485</text:p>
          </table:table-cell>
          <table:table-cell table:style-name="ce9" office:value-type="float" office:value="0.2954" calcext:value-type="float">
            <text:p>0.2954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8636" calcext:value-type="float">
            <text:p>2.8636</text:p>
          </table:table-cell>
          <table:table-cell table:style-name="ce9" office:value-type="float" office:value="0.4112" calcext:value-type="float">
            <text:p>0.411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fffffff800000001</text:p>
          </table:table-cell>
          <table:table-cell table:style-name="ce9" office:value-type="float" office:value="44.3614" calcext:value-type="float">
            <text:p>44.3614</text:p>
          </table:table-cell>
          <table:table-cell table:style-name="ce9" office:value-type="float" office:value="0.2628" calcext:value-type="float">
            <text:p>0.2628</text:p>
          </table:table-cell>
          <table:table-cell table:style-name="ce9" office:value-type="float" office:value="0.2965" calcext:value-type="float">
            <text:p>0.2965</text:p>
          </table:table-cell>
          <table:table-cell table:style-name="ce9" office:value-type="string" calcext:value-type="string">
            <text:p>5, 1, 1, 1</text:p>
          </table:table-cell>
          <table:table-cell table:style-name="ce9" office:value-type="float" office:value="4.4712" calcext:value-type="float">
            <text:p>4.4712</text:p>
          </table:table-cell>
          <table:table-cell table:style-name="ce9" office:value-type="float" office:value="0.2919" calcext:value-type="float">
            <text:p>0.2919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8863" calcext:value-type="float">
            <text:p>2.8863</text:p>
          </table:table-cell>
          <table:table-cell table:style-name="ce9" office:value-type="float" office:value="0.4101" calcext:value-type="float">
            <text:p>0.410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fffffff840000001</text:p>
          </table:table-cell>
          <table:table-cell table:style-name="ce9" office:value-type="float" office:value="44.3614" calcext:value-type="float">
            <text:p>44.3614</text:p>
          </table:table-cell>
          <table:table-cell table:style-name="ce9" office:value-type="float" office:value="0.2628" calcext:value-type="float">
            <text:p>0.2628</text:p>
          </table:table-cell>
          <table:table-cell table:style-name="ce9" office:value-type="float" office:value="0.2965" calcext:value-type="float">
            <text:p>0.2965</text:p>
          </table:table-cell>
          <table:table-cell table:style-name="ce9" office:value-type="string" calcext:value-type="string">
            <text:p>5, 1, 1, 1</text:p>
          </table:table-cell>
          <table:table-cell table:style-name="ce9" office:value-type="float" office:value="4.4712" calcext:value-type="float">
            <text:p>4.4712</text:p>
          </table:table-cell>
          <table:table-cell table:style-name="ce9" office:value-type="float" office:value="0.2918" calcext:value-type="float">
            <text:p>0.2918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8863" calcext:value-type="float">
            <text:p>2.8863</text:p>
          </table:table-cell>
          <table:table-cell table:style-name="ce9" office:value-type="float" office:value="0.4101" calcext:value-type="float">
            <text:p>0.410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fffffff880000001</text:p>
          </table:table-cell>
          <table:table-cell table:style-name="ce9" office:value-type="float" office:value="44.3614" calcext:value-type="float">
            <text:p>44.3614</text:p>
          </table:table-cell>
          <table:table-cell table:style-name="ce9" office:value-type="float" office:value="0.2628" calcext:value-type="float">
            <text:p>0.2628</text:p>
          </table:table-cell>
          <table:table-cell table:style-name="ce9" office:value-type="float" office:value="0.2965" calcext:value-type="float">
            <text:p>0.2965</text:p>
          </table:table-cell>
          <table:table-cell table:style-name="ce9" office:value-type="string" calcext:value-type="string">
            <text:p>5, 1, 1, 1</text:p>
          </table:table-cell>
          <table:table-cell table:style-name="ce9" office:value-type="float" office:value="4.4712" calcext:value-type="float">
            <text:p>4.4712</text:p>
          </table:table-cell>
          <table:table-cell table:style-name="ce9" office:value-type="float" office:value="0.2919" calcext:value-type="float">
            <text:p>0.2919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8863" calcext:value-type="float">
            <text:p>2.8863</text:p>
          </table:table-cell>
          <table:table-cell table:style-name="ce9" office:value-type="float" office:value="0.4101" calcext:value-type="float">
            <text:p>0.410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fffffff8c0000001</text:p>
          </table:table-cell>
          <table:table-cell table:style-name="ce9" office:value-type="float" office:value="44.3614" calcext:value-type="float">
            <text:p>44.3614</text:p>
          </table:table-cell>
          <table:table-cell table:style-name="ce9" office:value-type="float" office:value="0.2628" calcext:value-type="float">
            <text:p>0.2628</text:p>
          </table:table-cell>
          <table:table-cell table:style-name="ce9" office:value-type="float" office:value="0.2965" calcext:value-type="float">
            <text:p>0.2965</text:p>
          </table:table-cell>
          <table:table-cell table:style-name="ce9" office:value-type="string" calcext:value-type="string">
            <text:p>5, 1, 1, 1</text:p>
          </table:table-cell>
          <table:table-cell table:style-name="ce9" office:value-type="float" office:value="4.4712" calcext:value-type="float">
            <text:p>4.4712</text:p>
          </table:table-cell>
          <table:table-cell table:style-name="ce9" office:value-type="float" office:value="0.2918" calcext:value-type="float">
            <text:p>0.2918</text:p>
          </table:table-cell>
          <table:table-cell table:style-name="ce9" office:value-type="string" calcext:value-type="string">
            <text:p>3, 1, 1, 1</text:p>
          </table:table-cell>
          <table:table-cell table:style-name="ce9" office:value-type="float" office:value="2.8863" calcext:value-type="float">
            <text:p>2.8863</text:p>
          </table:table-cell>
          <table:table-cell table:style-name="ce9" office:value-type="float" office:value="0.4082" calcext:value-type="float">
            <text:p>0.408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3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12:01:31.206482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1T12:01:26.722996651</dc:date>
    <meta:editing-duration>PT2M24S</meta:editing-duration>
    <meta:editing-cycles>1</meta:editing-cycles>
    <meta:generator>LibreOffice/6.0.7.3$Linux_X86_64 LibreOffice_project/00m0$Build-3</meta:generator>
    <meta:document-statistic meta:table-count="1" meta:cell-count="1507" meta:object-count="0"/>
  </office:meta>
</office:document-meta>
</file>